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80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8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draw:marker-start="Arrow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otted" svg:stroke-width="0.2cm" svg:stroke-color="#000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2cm" svg:stroke-color="#00ff00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2cm" svg:stroke-color="#008000" draw:marker-start-width="0.6cm" draw:marker-end="Circle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800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dash" draw:stroke-dash="Fine_20_Dashed" svg:stroke-width="0.2cm" svg:stroke-color="#ff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ff0000" draw:marker-start="Circle" draw:marker-start-width="0.6cm" draw:marker-end="Circle" draw:marker-end-width="0.6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dash" draw:stroke-dash="Fine_20_Dashed" svg:stroke-width="0.2cm" svg:stroke-color="#ff00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ff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008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00ff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-color="#ccccff" draw:opacity="50%" draw:textarea-horizontal-align="left" draw:textarea-vertical-align="bottom" draw:auto-grow-height="false" draw:shadow-opacity="50%"/>
    </style:style>
    <style:style style:name="gr23" style:family="graphic" style:parent-style-name="standard">
      <style:graphic-properties draw:stroke="dash" draw:stroke-dash="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2cm" svg:stroke-color="#00ff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-color="#ccccff" draw:opacity="50%" draw:textarea-horizontal-align="justify" draw:textarea-vertical-align="middle" draw:auto-grow-height="false" draw:shadow-opacity="50%"/>
    </style:style>
    <style:style style:name="gr27" style:family="graphic" style:parent-style-name="standard">
      <style:graphic-properties svg:stroke-width="0.2cm" svg:stroke-color="#800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withoutfill">
      <style:graphic-properties svg:stroke-width="0.1cm" draw:marker-start="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fill-color="#9999cc" draw:textarea-horizontal-align="right" draw:textarea-vertical-align="bottom" draw:auto-grow-height="false"/>
    </style:style>
    <style:style style:name="gr31" style:family="graphic" style:parent-style-name="standard">
      <style:graphic-properties draw:fill-color="#94bd5e" draw:textarea-horizontal-align="right" draw:textarea-vertical-align="bottom" draw:auto-grow-height="false"/>
    </style:style>
    <style:style style:name="gr32" style:family="graphic" style:parent-style-name="standard">
      <style:graphic-properties draw:fill-color="#ffff66" draw:textarea-horizontal-align="right" draw:textarea-vertical-align="bottom" draw:auto-grow-height="false"/>
    </style:style>
    <style:style style:name="gr33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0" style:family="graphic" style:parent-style-name="standard">
      <style:graphic-properties svg:stroke-width="0.1cm" svg:stroke-color="#00ae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2" style:family="graphic" style:parent-style-name="standard">
      <style:graphic-properties svg:stroke-width="0.1cm" draw:marker-start-width="0.45cm" draw:marker-end-width="0.45cm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45cm" draw:marker-end-width="0.45cm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-width="0.4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svg:stroke-width="0.2cm" svg:stroke-color="#000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ae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00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49" style:family="graphic" style:parent-style-name="standard">
      <style:graphic-properties draw:fill-color="#9999cc" draw:textarea-horizontal-align="justify" draw:textarea-vertical-align="middle" draw:auto-grow-height="false"/>
    </style:style>
    <style:style style:name="gr5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2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53" style:family="graphic" style:parent-style-name="standard">
      <style:graphic-properties svg:stroke-width="0.1cm" draw:marker-start-width="0.45cm" draw:marker-end-width="0.4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width="0.1cm" draw:marker-start-width="0.45cm" draw:marker-end-width="0.4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svg:stroke-width="0.3cm" svg:stroke-color="#800000" draw:marker-start-width="0.75cm" draw:marker-end-width="0.7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57" style:family="graphic" style:parent-style-name="standard">
      <style:graphic-properties svg:stroke-width="0.3cm" svg:stroke-color="#800000" draw:marker-start-width="0.75cm" draw:marker-end-width="0.75cm" draw:fill="none" draw:fill-color="#ffff99" draw:textarea-horizontal-align="justify" draw:textarea-vertical-align="middle" draw:auto-grow-height="false" fo:padding-top="0.275cm" fo:padding-bottom="0.275cm" fo:padding-left="0.4cm" fo:padding-right="0.4cm"/>
    </style:style>
    <style:style style:name="gr58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9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60" style:family="graphic" style:parent-style-name="standard">
      <style:graphic-properties svg:stroke-width="0.3cm" svg:stroke-color="#008000" draw:marker-start-width="0.75cm" draw:marker-end-width="0.7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1" style:family="graphic" style:parent-style-name="standard">
      <style:graphic-properties svg:stroke-width="0.3cm" svg:stroke-color="#008000" draw:marker-start-width="0.75cm" draw:marker-end-width="0.75cm" draw:fill="none" draw:fill-color="#ffff99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26pt"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color="#008000" fo:font-size="26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color="#800000" fo:font-size="26pt" fo:font-weight="bold" style:font-size-asian="18pt" style:font-size-complex="18pt"/>
    </style:style>
    <style:style style:name="P6" style:family="paragraph">
      <style:paragraph-properties fo:margin-left="0cm" fo:margin-right="0cm" fo:text-indent="0cm"/>
      <style:text-properties fo:color="#000080" fo:font-size="26pt" fo:font-weight="bold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0000ff" fo:font-size="24pt" fo:font-weight="bold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ff0000" fo:font-size="24pt" fo:font-weight="bold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000000" fo:font-size="24pt" fo:font-weight="bold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008000" fo:font-size="24pt" fo:font-weight="bold" style:font-size-asian="18pt" style:font-size-complex="18pt"/>
    </style:style>
    <style:style style:name="P11" style:family="paragraph">
      <style:paragraph-properties fo:margin-left="0cm" fo:margin-right="0cm" fo:text-indent="0cm"/>
      <style:text-properties fo:color="#008000" fo:font-size="20pt" fo:font-weight="bold" style:font-size-asian="18pt" style:font-size-complex="18pt"/>
    </style:style>
    <style:style style:name="P12" style:family="paragraph">
      <style:paragraph-properties fo:margin-left="0cm" fo:margin-right="0cm" fo:text-indent="0cm"/>
      <style:text-properties fo:color="#800000" fo:font-size="24pt" fo:font-weight="bold" style:font-size-asian="18pt" style:font-size-complex="18pt"/>
    </style:style>
    <style:style style:name="P13" style:family="paragraph">
      <style:paragraph-properties fo:margin-left="0cm" fo:margin-right="0cm" fo:text-indent="0cm"/>
      <style:text-properties fo:color="#800080" fo:font-size="24pt" fo:font-weight="bold" style:font-size-asian="18pt" style:font-size-complex="18pt"/>
    </style:style>
    <style:style style:name="P14" style:family="paragraph">
      <style:paragraph-properties fo:margin-left="0cm" fo:margin-right="0cm" fo:text-indent="0cm"/>
      <style:text-properties fo:color="#ff0000" fo:font-size="20pt" fo:font-weight="bold" style:font-size-asian="18pt" style:font-size-complex="18pt"/>
    </style:style>
    <style:style style:name="P15" style:family="paragraph">
      <style:paragraph-properties fo:margin-left="0cm" fo:margin-right="0cm" fo:text-indent="0cm"/>
      <style:text-properties fo:color="#00ff00" fo:font-size="20pt" fo:font-weight="bold" style:font-size-asian="18pt" style:font-size-complex="18pt"/>
    </style:style>
    <style:style style:name="P16" style:family="paragraph">
      <style:paragraph-properties fo:margin-left="0cm" fo:margin-right="0cm" fo:text-indent="0cm"/>
      <style:text-properties fo:color="#ff00ff" fo:font-size="20pt" fo:font-weight="bold" style:font-size-asian="18pt" style:font-size-complex="18pt"/>
    </style:style>
    <style:style style:name="P17" style:family="paragraph">
      <style:paragraph-properties fo:margin-left="0cm" fo:margin-right="0cm" fo:text-indent="0cm"/>
      <style:text-properties fo:color="#0000ff" fo:font-size="20pt" fo:font-weight="bold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fo:font-weight="bold" style:font-size-asian="18pt" style:font-size-complex="18pt"/>
    </style:style>
    <style:style style:name="P20" style:family="paragraph">
      <style:paragraph-properties fo:margin-left="0cm" fo:margin-right="0cm" fo:text-indent="0cm"/>
      <style:text-properties fo:color="#00ff00" fo:font-size="24pt" fo:font-weight="bold" style:font-size-asian="18pt" style:font-size-complex="18pt"/>
    </style:style>
    <style:style style:name="P21" style:family="paragraph">
      <style:paragraph-properties fo:margin-left="0cm" fo:margin-right="0cm" fo:text-indent="0cm"/>
      <style:text-properties fo:color="#000000" fo:font-size="20pt" fo:font-weight="bold" style:font-size-asian="18pt" style:font-size-complex="18pt"/>
    </style:style>
    <style:style style:name="P22" style:family="paragraph">
      <style:paragraph-properties fo:text-align="center"/>
      <style:text-properties fo:color="#800080"/>
    </style:style>
    <style:style style:name="P23" style:family="paragraph">
      <style:paragraph-properties fo:margin-left="0cm" fo:margin-right="0cm" fo:text-align="center" fo:text-indent="0cm"/>
      <style:text-properties fo:font-size="26pt" fo:font-weight="bold" style:font-size-asian="18pt" style:font-size-complex="18pt"/>
    </style:style>
    <style:style style:name="P24" style:family="paragraph">
      <style:paragraph-properties fo:margin-left="0cm" fo:margin-right="0cm" fo:text-align="center" fo:text-indent="0cm"/>
      <style:text-properties fo:font-size="24pt" fo:font-weight="bold" style:font-size-asian="18pt" style:font-size-complex="18pt"/>
    </style:style>
    <style:style style:name="P25" style:family="paragraph">
      <style:paragraph-properties fo:margin-left="0cm" fo:margin-right="0cm" fo:text-align="center" fo:text-indent="0cm"/>
      <style:text-properties fo:font-size="22pt" fo:font-weight="bold" style:font-size-asian="18pt" style:font-size-complex="18pt"/>
    </style:style>
    <style:style style:name="P26" style:family="paragraph">
      <style:paragraph-properties fo:margin-left="0cm" fo:margin-right="0cm" fo:text-indent="0cm"/>
      <style:text-properties fo:color="#ff3333" fo:font-size="24pt" fo:font-weight="bold" style:font-size-asian="18pt" style:font-size-complex="18pt"/>
    </style:style>
    <style:style style:name="P27" style:family="paragraph">
      <style:paragraph-properties fo:margin-left="0cm" fo:margin-right="0cm" fo:text-align="center" fo:text-indent="0cm"/>
      <style:text-properties fo:color="#000000" fo:font-size="24pt" fo:font-style="normal" fo:font-weight="normal" style:font-size-asian="18pt" style:font-size-complex="18pt"/>
    </style:style>
    <style:style style:name="P28" style:family="paragraph">
      <style:paragraph-properties fo:text-align="center"/>
      <style:text-properties fo:color="#000000" fo:font-size="24pt" fo:font-style="normal" fo:font-weight="normal" style:font-size-asian="18pt" style:font-size-complex="18pt"/>
    </style:style>
    <style:style style:name="P29" style:family="paragraph">
      <style:paragraph-properties fo:text-align="center"/>
      <style:text-properties fo:font-size="24pt" fo:font-style="normal" fo:font-weight="normal"/>
    </style:style>
    <style:style style:name="P30" style:family="paragraph">
      <style:paragraph-properties fo:margin-left="0cm" fo:margin-right="0cm" fo:text-indent="0cm"/>
      <style:text-properties fo:font-size="22pt" style:font-size-asian="18pt" style:font-size-complex="18pt"/>
    </style:style>
    <style:style style:name="P31" style:family="paragraph">
      <style:paragraph-properties fo:margin-left="0cm" fo:margin-right="0cm" fo:text-align="center" fo:text-indent="0cm"/>
      <style:text-properties fo:color="#000000" fo:font-size="20pt" fo:font-style="normal" fo:font-weight="normal" style:font-size-asian="18pt" style:font-size-complex="18pt"/>
    </style:style>
    <style:style style:name="P32" style:family="paragraph">
      <style:paragraph-properties fo:text-align="center"/>
      <style:text-properties fo:font-size="24pt" fo:font-weight="bold" style:font-size-asian="18pt" style:font-size-complex="18pt"/>
    </style:style>
    <style:style style:name="T1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" style:family="text">
      <style:text-properties fo:color="#000000" fo:font-size="26pt" fo:font-weight="bold" style:font-size-asian="18pt" style:font-size-complex="18pt"/>
    </style:style>
    <style:style style:name="T3" style:family="text">
      <style:text-properties fo:color="#000000" fo:font-family="'DejaVu Sans'" style:font-style-name="Condensed" style:font-family-generic="swiss" style:font-pitch="variable" fo:font-size="26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4" style:family="text">
      <style:text-properties fo:color="#008000" fo:font-size="26pt" fo:font-weight="bold" style:font-size-asian="18pt" style:font-size-complex="18pt"/>
    </style:style>
    <style:style style:name="T5" style:family="text">
      <style:text-properties fo:color="#800000" fo:font-size="26pt" fo:font-weight="bold" style:font-size-asian="18pt" style:font-size-complex="18pt"/>
    </style:style>
    <style:style style:name="T6" style:family="text">
      <style:text-properties fo:color="#800000" fo:font-family="'DejaVu Sans'" style:font-style-name="Condensed" style:font-family-generic="swiss" style:font-pitch="variable" fo:font-size="26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7" style:family="text">
      <style:text-properties fo:color="#000080" fo:font-size="26pt" fo:font-weight="bold" style:font-size-asian="18pt" style:font-size-complex="18pt"/>
    </style:style>
    <style:style style:name="T8" style:family="text">
      <style:text-properties fo:color="#000080" fo:font-family="'DejaVu Sans'" style:font-style-name="Condensed" style:font-family-generic="swiss" style:font-pitch="variable" fo:font-size="26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9" style:family="text">
      <style:text-properties fo:color="#0000ff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0" style:family="text">
      <style:text-properties fo:color="#ff000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1" style:family="text">
      <style:text-properties fo:color="#00000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2" style:family="text">
      <style:text-properties fo:color="#00800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3" style:family="text">
      <style:text-properties fo:color="#008000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4" style:family="text">
      <style:text-properties fo:color="#80000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5" style:family="text">
      <style:text-properties fo:color="#80008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6" style:family="text">
      <style:text-properties fo:color="#ff0000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7" style:family="text">
      <style:text-properties fo:color="#00ff00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8" style:family="text">
      <style:text-properties fo:color="#ff00ff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19" style:family="text">
      <style:text-properties fo:color="#0000ff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20" style:family="text">
      <style:text-properties fo:font-size="20pt" fo:font-weight="bold" style:font-size-asian="18pt" style:font-size-complex="18pt"/>
    </style:style>
    <style:style style:name="T21" style:family="text">
      <style:text-properties fo:color="#00ff00" fo:font-family="'DejaVu Sans'" style:font-style-name="Condensed" style:font-family-generic="swiss" style:font-pitch="variable" fo:font-size="24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22" style:family="text">
      <style:text-properties fo:color="#000000" fo:font-family="'DejaVu Sans'" style:font-style-name="Condensed" style:font-family-generic="swiss" style:font-pitch="variable" fo:font-size="20pt" fo:font-weight="bold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23" style:family="text">
      <style:text-properties fo:font-size="26pt" fo:font-weight="bold" style:font-size-asian="18pt" style:font-size-complex="18pt"/>
    </style:style>
    <style:style style:name="T24" style:family="text">
      <style:text-properties fo:font-size="24pt" fo:font-weight="bold" style:font-size-asian="18pt" style:font-size-complex="18pt"/>
    </style:style>
    <style:style style:name="T25" style:family="text">
      <style:text-properties fo:font-size="22pt" fo:font-weight="bold" style:font-size-asian="18pt" style:font-size-complex="18pt"/>
    </style:style>
    <style:style style:name="T26" style:family="text">
      <style:text-properties fo:color="#ff3333" fo:font-size="24pt" fo:font-weight="bold" style:font-size-asian="18pt" style:font-size-complex="18pt"/>
    </style:style>
    <style:style style:name="T27" style:family="text">
      <style:text-properties fo:color="#000000" fo:font-size="24pt" fo:font-style="normal" fo:font-weight="normal" style:font-size-asian="18pt" style:font-size-complex="18pt"/>
    </style:style>
    <style:style style:name="T28" style:family="text">
      <style:text-properties fo:font-size="22pt" style:font-size-asian="18pt" style:font-size-complex="18pt"/>
    </style:style>
    <style:style style:name="T29" style:family="text">
      <style:text-properties fo:color="#000000" fo:font-size="20pt" fo:font-style="normal" fo:font-weight="normal" style:font-size-asian="18pt" style:font-size-complex="18pt"/>
    </style:style>
    <style:style style:name="T30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1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8cm" svg:x2="16cm" svg:y2="8cm">
          <text:p text:style-name="P2"/>
        </draw:line>
        <draw:line draw:style-name="gr2" draw:text-style-name="P1" draw:layer="layout" svg:x1="10cm" svg:y1="8cm" svg:x2="10cm" svg:y2="18cm">
          <text:p text:style-name="P2"/>
        </draw:line>
        <draw:line draw:style-name="gr3" draw:text-style-name="P1" draw:layer="layout" svg:x1="10cm" svg:y1="8cm" svg:x2="15.5cm" svg:y2="16cm">
          <text:p text:style-name="P2"/>
        </draw:line>
        <draw:path draw:style-name="gr4" draw:text-style-name="P1" draw:layer="layout" svg:width="0.64cm" svg:height="2cm" svg:x="11.5cm" svg:y="8cm" svg:viewBox="0 0 641 2001" svg:d="m500 0c500 1500-500 2000-500 2000">
          <text:p text:style-name="P2"/>
        </draw:path>
        <draw:path draw:style-name="gr5" draw:text-style-name="P1" draw:layer="layout" svg:width="2cm" svg:height="0.625cm" svg:x="10cm" svg:y="11cm" svg:viewBox="0 0 2001 626" svg:d="m2000 0c-1000 1000-2000 500-2000 500">
          <text:p text:style-name="P2"/>
        </draw:path>
        <draw:frame draw:style-name="gr6" draw:layer="layout" svg:width="4.735cm" svg:height="0.988cm" svg:x="2.9cm" svg:y="7cm">
          <draw:text-box>
            <text:p text:style-name="P2">Plan (Ox<text:span text:style-name="T1">₂</text:span>Oy<text:span text:style-name="T1">₂</text:span>)</text:p>
          </draw:text-box>
        </draw:frame>
        <draw:frame draw:style-name="gr6" draw:text-style-name="P3" draw:layer="layout" svg:width="1.683cm" svg:height="1.318cm" svg:x="9.1cm" svg:y="6.7cm">
          <draw:text-box>
            <text:p text:style-name="P2"><text:span text:style-name="T2">O</text:span><text:span text:style-name="T3">₂</text:span></text:p>
          </draw:text-box>
        </draw:frame>
        <draw:frame draw:style-name="gr6" draw:text-style-name="P4" draw:layer="layout" svg:width="1.213cm" svg:height="1.318cm" svg:x="14.787cm" svg:y="16cm">
          <draw:text-box>
            <text:p text:style-name="P2"><text:span text:style-name="T4">V</text:span></text:p>
          </draw:text-box>
        </draw:frame>
        <draw:frame draw:style-name="gr6" draw:text-style-name="P5" draw:layer="layout" svg:width="2.216cm" svg:height="1.318cm" svg:x="8cm" svg:y="17.682cm">
          <draw:text-box>
            <text:p text:style-name="P2"><text:span text:style-name="T5">Oz</text:span><text:span text:style-name="T6">₂</text:span></text:p>
          </draw:text-box>
        </draw:frame>
        <draw:frame draw:style-name="gr6" draw:layer="layout" svg:width="2.504cm" svg:height="0.988cm" svg:x="12.196cm" svg:y="8.7cm">
          <draw:text-box>
            <text:p text:style-name="P2"><text:span text:style-name="T1">π/2 - θ</text:span></text:p>
          </draw:text-box>
        </draw:frame>
        <draw:frame draw:style-name="gr6" draw:layer="layout" svg:width="0.891cm" svg:height="0.988cm" svg:x="10.9cm" svg:y="11.612cm">
          <draw:text-box>
            <text:p text:style-name="P2"><text:span text:style-name="T1">θ</text:span></text:p>
          </draw:text-box>
        </draw:frame>
        <draw:line draw:style-name="gr7" draw:text-style-name="P1" draw:layer="layout" svg:x1="15.5cm" svg:y1="16cm" svg:x2="15.5cm" svg:y2="8cm">
          <text:p text:style-name="P2"/>
        </draw:line>
        <draw:frame draw:style-name="gr6" draw:text-style-name="P6" draw:layer="layout" svg:width="2.813cm" svg:height="1.318cm" svg:x="14.7cm" svg:y="6.6cm">
          <draw:text-box>
            <text:p text:style-name="P2"><text:span text:style-name="T7">Ovz</text:span><text:span text:style-name="T8">₂</text:span></text:p>
          </draw:text-box>
        </draw:frame>
      </draw:page>
      <draw:page draw:name="page2" draw:style-name="dp1" draw:master-page-name="Default">
        <draw:path draw:style-name="gr8" draw:text-style-name="P1" draw:layer="layout" svg:width="0.665cm" svg:height="4cm" svg:x="10.9cm" svg:y="15.6cm" svg:viewBox="0 0 666 4001" svg:d="m0 4000c1500-2000 0-4000 0-4000">
          <text:p text:style-name="P2"/>
        </draw:path>
        <draw:path draw:style-name="gr8" draw:text-style-name="P1" draw:layer="layout" svg:width="2cm" svg:height="0.844cm" svg:x="6.5cm" svg:y="12.956cm" svg:viewBox="0 0 2001 845" svg:d="m2000 344c-1000-1000-2000 500-2000 500">
          <text:p text:style-name="P2"/>
        </draw:path>
        <draw:line draw:style-name="gr9" draw:text-style-name="P1" draw:layer="layout" svg:x1="3cm" svg:y1="12.5cm" svg:x2="13.892cm" svg:y2="22.426cm">
          <text:p text:style-name="P2"/>
        </draw:line>
        <draw:line draw:style-name="gr9" draw:text-style-name="P1" draw:layer="layout" svg:x1="14cm" svg:y1="22.326cm" svg:x2="4.5cm" svg:y2="22.326cm">
          <text:p text:style-name="P2"/>
        </draw:line>
        <draw:line draw:style-name="gr9" draw:text-style-name="P1" draw:layer="layout" svg:x1="16.5cm" svg:y1="17.526cm" svg:x2="14cm" svg:y2="22.026cm">
          <text:p text:style-name="P2"/>
        </draw:line>
        <draw:line draw:style-name="gr9" draw:text-style-name="P1" draw:layer="layout" svg:x1="3cm" svg:y1="3.5cm" svg:x2="14cm" svg:y2="13.426cm">
          <text:p text:style-name="P2"/>
        </draw:line>
        <draw:line draw:style-name="gr9" draw:text-style-name="P1" draw:layer="layout" svg:x1="13.8cm" svg:y1="22.526cm" svg:x2="13.8cm" svg:y2="13.026cm">
          <text:p text:style-name="P2"/>
        </draw:line>
        <draw:line draw:style-name="gr10" draw:text-style-name="P1" draw:layer="layout" svg:x1="8.5cm" svg:y1="17.526cm" svg:x2="8.5cm" svg:y2="6.026cm">
          <text:p text:style-name="P2"/>
        </draw:line>
        <draw:line draw:style-name="gr10" draw:text-style-name="P1" draw:layer="layout" svg:x1="8.5cm" svg:y1="17.526cm" svg:x2="19.5cm" svg:y2="17.526cm">
          <text:p text:style-name="P2"/>
        </draw:line>
        <draw:line draw:style-name="gr10" draw:text-style-name="P1" draw:layer="layout" svg:x1="8.5cm" svg:y1="17.526cm" svg:x2="2.5cm" svg:y2="25.026cm">
          <text:p text:style-name="P2"/>
        </draw:line>
        <draw:line draw:style-name="gr11" draw:text-style-name="P1" draw:layer="layout" svg:x1="8.5cm" svg:y1="17.526cm" svg:x2="15.792cm" svg:y2="11.763cm">
          <text:p text:style-name="P2"/>
        </draw:line>
        <draw:line draw:style-name="gr11" draw:text-style-name="P1" draw:layer="layout" svg:x1="8.5cm" svg:y1="17.526cm" svg:x2="4.792cm" svg:y2="10.263cm">
          <text:p text:style-name="P2"/>
        </draw:line>
        <draw:line draw:style-name="gr11" draw:text-style-name="P1" draw:layer="layout" svg:x1="8.5cm" svg:y1="17.526cm" svg:x2="12cm" svg:y2="13cm">
          <text:p text:style-name="P2"/>
        </draw:line>
        <draw:frame draw:style-name="gr6" draw:text-style-name="P7" draw:layer="layout" svg:width="1.357cm" svg:height="1.237cm" svg:x="3cm" svg:y="24.026cm">
          <draw:text-box>
            <text:p text:style-name="P2"><text:span text:style-name="T9">z₀</text:span></text:p>
          </draw:text-box>
        </draw:frame>
        <draw:frame draw:style-name="gr6" draw:text-style-name="P7" draw:layer="layout" svg:width="1.408cm" svg:height="1.237cm" svg:x="18.592cm" svg:y="17.526cm">
          <draw:text-box>
            <text:p text:style-name="P2"><text:span text:style-name="T9">x₀</text:span></text:p>
          </draw:text-box>
        </draw:frame>
        <draw:frame draw:style-name="gr6" draw:text-style-name="P7" draw:layer="layout" svg:width="1.416cm" svg:height="1.237cm" svg:x="9cm" svg:y="5.526cm">
          <draw:text-box>
            <text:p text:style-name="P2"><text:span text:style-name="T9">y₀</text:span></text:p>
          </draw:text-box>
        </draw:frame>
        <draw:frame draw:style-name="gr6" draw:text-style-name="P8" draw:layer="layout" svg:width="1.357cm" svg:height="1.237cm" svg:x="15.435cm" svg:y="10.763cm">
          <draw:text-box>
            <text:p text:style-name="P2"><text:span text:style-name="T10">z₃</text:span></text:p>
          </draw:text-box>
        </draw:frame>
        <draw:frame draw:style-name="gr6" draw:text-style-name="P8" draw:layer="layout" svg:width="1.408cm" svg:height="1.237cm" svg:x="10.392cm" svg:y="12.2cm">
          <draw:text-box>
            <text:p text:style-name="P2"><text:span text:style-name="T10">x₃</text:span></text:p>
          </draw:text-box>
        </draw:frame>
        <draw:frame draw:style-name="gr6" draw:text-style-name="P8" draw:layer="layout" svg:width="1.416cm" svg:height="1.237cm" svg:x="3.476cm" svg:y="10.263cm">
          <draw:text-box>
            <text:p text:style-name="P2"><text:span text:style-name="T10">y₃</text:span></text:p>
          </draw:text-box>
        </draw:frame>
        <draw:custom-shape draw:style-name="gr12" draw:text-style-name="P1" draw:layer="layout" svg:width="0.3cm" svg:height="0.4cm" svg:x="13.7cm" svg:y="13.02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1.145cm" svg:height="1.237cm" svg:x="13.355cm" svg:y="11.789cm">
          <draw:text-box>
            <text:p text:style-name="P2"><text:span text:style-name="T11">V</text:span></text:p>
          </draw:text-box>
        </draw:frame>
        <draw:frame draw:style-name="gr6" draw:text-style-name="P7" draw:layer="layout" svg:width="1.582cm" svg:height="1.237cm" svg:x="7.943cm" svg:y="17.789cm">
          <draw:text-box>
            <text:p text:style-name="P2"><text:span text:style-name="T9">O₀</text:span></text:p>
          </draw:text-box>
        </draw:frame>
        <draw:frame draw:style-name="gr6" draw:text-style-name="P8" draw:layer="layout" svg:width="1.582cm" svg:height="1.237cm" svg:x="6.7cm" svg:y="16.726cm">
          <draw:text-box>
            <text:p text:style-name="P2"><text:span text:style-name="T10">O₃</text:span></text:p>
          </draw:text-box>
        </draw:frame>
        <draw:frame draw:style-name="gr6" draw:text-style-name="P9" draw:layer="layout" svg:width="1.082cm" svg:height="1.237cm" svg:x="7.5cm" svg:y="19.5cm">
          <draw:text-box>
            <text:p text:style-name="P2"><text:span text:style-name="T11">θ</text:span></text:p>
          </draw:text-box>
        </draw:frame>
        <draw:frame draw:style-name="gr6" draw:text-style-name="P9" draw:layer="layout" svg:width="1.162cm" svg:height="1.237cm" svg:x="6.7cm" svg:y="11.863cm">
          <draw:text-box>
            <text:p text:style-name="P2"><text:span text:style-name="T11">φ</text:span></text:p>
          </draw:text-box>
        </draw:frame>
        <draw:line draw:style-name="gr13" draw:text-style-name="P1" draw:layer="layout" svg:x1="8.5cm" svg:y1="17.526cm" svg:x2="14cm" svg:y2="22.526cm">
          <text:p text:style-name="P2"/>
        </draw:line>
        <draw:frame draw:style-name="gr6" draw:text-style-name="P10" draw:layer="layout" svg:width="1.196cm" svg:height="1.237cm" svg:x="13.955cm" svg:y="22.326cm">
          <draw:text-box>
            <text:p text:style-name="P2"><text:span text:style-name="T12">H</text:span></text:p>
          </draw:text-box>
        </draw:frame>
        <draw:line draw:style-name="gr9" draw:text-style-name="P1" draw:layer="layout" svg:x1="3cm" svg:y1="12.5cm" svg:x2="3cm" svg:y2="3.5cm">
          <text:p text:style-name="P2"/>
        </draw:line>
        <draw:frame draw:style-name="gr6" draw:text-style-name="P11" draw:layer="layout" svg:width="1.814cm" svg:height="1.072cm" svg:x="15.7cm" svg:y="16.4cm">
          <draw:text-box>
            <text:p text:style-name="P2"><text:span text:style-name="T13">Vx₀</text:span></text:p>
          </draw:text-box>
        </draw:frame>
        <draw:frame draw:style-name="gr6" draw:text-style-name="P11" draw:layer="layout" svg:width="1.768cm" svg:height="1.072cm" svg:x="2.886cm" svg:y="21.3cm">
          <draw:text-box>
            <text:p text:style-name="P2"><text:span text:style-name="T13">Vz₀</text:span></text:p>
          </draw:text-box>
        </draw:frame>
        <draw:frame draw:style-name="gr6" draw:text-style-name="P11" draw:layer="layout" svg:width="1.819cm" svg:height="1.072cm" svg:x="8.5cm" svg:y="7.6cm">
          <draw:text-box>
            <text:p text:style-name="P2"><text:span text:style-name="T13">Vy₀</text:span></text:p>
          </draw:text-box>
        </draw:frame>
        <draw:frame draw:style-name="gr6" draw:text-style-name="P11" draw:layer="layout" svg:width="3.004cm" svg:height="1.072cm" svg:x="3.996cm" svg:y="3.6cm">
          <draw:text-box>
            <text:p text:style-name="P2"><text:span text:style-name="T13">Plan P</text:span></text:p>
          </draw:text-box>
        </draw:frame>
        <draw:path draw:style-name="gr8" draw:text-style-name="P1" draw:layer="layout" svg:width="3cm" svg:height="0.665cm" svg:x="7.1cm" svg:y="19.1cm" svg:viewBox="0 0 3001 666" svg:d="m0 0c2000 1500 3000 0 3000 0">
          <text:p text:style-name="P2"/>
        </draw:path>
        <draw:frame draw:style-name="gr6" draw:text-style-name="P9" draw:layer="layout" svg:width="1.162cm" svg:height="1.237cm" svg:x="11.338cm" svg:y="15.763cm">
          <draw:text-box>
            <text:p text:style-name="P2"><text:span text:style-name="T11">φ</text:span></text:p>
          </draw:text-box>
        </draw:frame>
      </draw:page>
      <draw:page draw:name="page3" draw:style-name="dp1" draw:master-page-name="Default">
        <draw:line draw:style-name="gr14" draw:text-style-name="P1" draw:layer="layout" svg:x1="8.5cm" svg:y1="17cm" svg:x2="11.5cm" svg:y2="21cm">
          <text:p text:style-name="P2"/>
        </draw:line>
        <draw:line draw:style-name="gr14" draw:text-style-name="P1" draw:layer="layout" svg:x1="8.5cm" svg:y1="17cm" svg:x2="11.5cm" svg:y2="13.5cm">
          <text:p text:style-name="P2"/>
        </draw:line>
        <draw:line draw:style-name="gr15" draw:text-style-name="P1" draw:layer="layout" svg:x1="4.1cm" svg:y1="21.3cm" svg:x2="11.6cm" svg:y2="21.3cm">
          <text:p text:style-name="P2"/>
        </draw:line>
        <draw:line draw:style-name="gr15" draw:text-style-name="P1" draw:layer="layout" svg:x1="11.9cm" svg:y1="21cm" svg:x2="15.7cm" svg:y2="17cm">
          <text:p text:style-name="P2"/>
        </draw:line>
        <draw:line draw:style-name="gr16" draw:text-style-name="P1" draw:layer="layout" svg:x1="11.5cm" svg:y1="21.5cm" svg:x2="11.5cm" svg:y2="13cm">
          <text:p text:style-name="P2"/>
        </draw:line>
        <draw:line draw:style-name="gr15" draw:text-style-name="P1" draw:layer="layout" svg:x1="11.5cm" svg:y1="13.3cm" svg:x2="8.5cm" svg:y2="8.8cm">
          <text:p text:style-name="P2"/>
        </draw:line>
        <draw:line draw:style-name="gr10" draw:text-style-name="P1" draw:layer="layout" svg:x1="8.5cm" svg:y1="17cm" svg:x2="8.5cm" svg:y2="6cm">
          <text:p text:style-name="P2"/>
        </draw:line>
        <draw:line draw:style-name="gr10" draw:text-style-name="P1" draw:layer="layout" svg:x1="8.5cm" svg:y1="17cm" svg:x2="19cm" svg:y2="17cm">
          <text:p text:style-name="P2"/>
        </draw:line>
        <draw:line draw:style-name="gr10" draw:text-style-name="P1" draw:layer="layout" svg:x1="8.5cm" svg:y1="17cm" svg:x2="2cm" svg:y2="23.5cm">
          <text:p text:style-name="P2"/>
        </draw:line>
        <draw:frame draw:style-name="gr6" draw:text-style-name="P7" draw:layer="layout" svg:width="1.357cm" svg:height="1.237cm" svg:x="2cm" svg:y="23.5cm">
          <draw:text-box>
            <text:p text:style-name="P2"><text:span text:style-name="T9">z₀</text:span></text:p>
          </draw:text-box>
        </draw:frame>
        <draw:frame draw:style-name="gr6" draw:text-style-name="P7" draw:layer="layout" svg:width="1.408cm" svg:height="1.237cm" svg:x="18.092cm" svg:y="17cm">
          <draw:text-box>
            <text:p text:style-name="P2"><text:span text:style-name="T9">x₀</text:span></text:p>
          </draw:text-box>
        </draw:frame>
        <draw:frame draw:style-name="gr6" draw:text-style-name="P7" draw:layer="layout" svg:width="1.416cm" svg:height="1.237cm" svg:x="8.584cm" svg:y="5.5cm">
          <draw:text-box>
            <text:p text:style-name="P2"><text:span text:style-name="T9">y₀</text:span></text:p>
          </draw:text-box>
        </draw:frame>
        <draw:frame draw:style-name="gr6" draw:text-style-name="P7" draw:layer="layout" svg:width="1.582cm" svg:height="1.237cm" svg:x="6.918cm" svg:y="15.963cm">
          <draw:text-box>
            <text:p text:style-name="P2"><text:span text:style-name="T9">O₀</text:span></text:p>
          </draw:text-box>
        </draw:frame>
        <draw:frame draw:style-name="gr6" draw:text-style-name="P12" draw:layer="layout" svg:width="1.069cm" svg:height="1.237cm" svg:x="11.431cm" svg:y="21.263cm">
          <draw:text-box>
            <text:p text:style-name="P2"><text:span text:style-name="T14">F</text:span></text:p>
          </draw:text-box>
        </draw:frame>
        <draw:frame draw:style-name="gr6" draw:text-style-name="P12" draw:layer="layout" svg:width="1.145cm" svg:height="1.237cm" svg:x="11.7cm" svg:y="12.2cm">
          <draw:text-box>
            <text:p text:style-name="P2"><text:span text:style-name="T14">A</text:span></text:p>
          </draw:text-box>
        </draw:frame>
        <draw:frame draw:style-name="gr6" draw:text-style-name="P13" draw:layer="layout" svg:width="1.349cm" svg:height="1.237cm" svg:x="8.605cm" svg:y="18.663cm">
          <draw:text-box>
            <text:p text:style-name="P2"><text:span text:style-name="T15">d'</text:span></text:p>
          </draw:text-box>
        </draw:frame>
        <draw:frame draw:style-name="gr6" draw:text-style-name="P13" draw:layer="layout" svg:width="1.095cm" svg:height="1.237cm" svg:x="9.105cm" svg:y="14.063cm">
          <draw:text-box>
            <text:p text:style-name="P2"><text:span text:style-name="T15">d</text:span></text:p>
          </draw:text-box>
        </draw:frame>
        <draw:frame draw:style-name="gr6" draw:text-style-name="P14" draw:layer="layout" svg:width="1.814cm" svg:height="1.072cm" svg:x="15.186cm" svg:y="15.828cm">
          <draw:text-box>
            <text:p text:style-name="P2"><text:span text:style-name="T16">Ax₀</text:span></text:p>
          </draw:text-box>
        </draw:frame>
        <draw:frame draw:style-name="gr6" draw:text-style-name="P14" draw:layer="layout" svg:width="1.768cm" svg:height="1.072cm" svg:x="3.832cm" svg:y="21.4cm">
          <draw:text-box>
            <text:p text:style-name="P2"><text:span text:style-name="T16">Az₀</text:span></text:p>
          </draw:text-box>
        </draw:frame>
        <draw:frame draw:style-name="gr6" draw:text-style-name="P14" draw:layer="layout" svg:width="1.819cm" svg:height="1.072cm" svg:x="8.5cm" svg:y="7.928cm">
          <draw:text-box>
            <text:p text:style-name="P2"><text:span text:style-name="T16">Ay₀</text:span></text:p>
          </draw:text-box>
        </draw:frame>
      </draw:page>
      <draw:page draw:name="page4" draw:style-name="dp1" draw:master-page-name="Default">
        <draw:line draw:style-name="gr17" draw:text-style-name="P1" draw:layer="layout" svg:x1="13.9cm" svg:y1="8.1cm" svg:x2="9.4cm" svg:y2="11.6cm">
          <text:p text:style-name="P2"/>
        </draw:line>
        <draw:line draw:style-name="gr18" draw:text-style-name="P1" draw:layer="layout" svg:x1="14cm" svg:y1="8cm" svg:x2="3cm" svg:y2="8cm">
          <text:p text:style-name="P2"/>
        </draw:line>
        <draw:line draw:style-name="gr18" draw:text-style-name="P1" draw:layer="layout" svg:x1="14cm" svg:y1="8cm" svg:x2="14cm" svg:y2="3cm">
          <text:p text:style-name="P2"/>
        </draw:line>
        <draw:line draw:style-name="gr10" draw:text-style-name="P1" draw:layer="layout" svg:x1="3cm" svg:y1="3cm" svg:x2="3cm" svg:y2="19.5cm">
          <text:p text:style-name="P2"/>
        </draw:line>
        <draw:line draw:style-name="gr10" draw:text-style-name="P1" draw:layer="layout" svg:x1="3cm" svg:y1="3cm" svg:x2="17.5cm" svg:y2="3cm">
          <text:p text:style-name="P2"/>
        </draw:line>
        <draw:frame draw:style-name="gr6" draw:text-style-name="P7" draw:layer="layout" svg:width="1.408cm" svg:height="1.237cm" svg:x="16.592cm" svg:y="1.263cm">
          <draw:text-box>
            <text:p text:style-name="P2"><text:span text:style-name="T9">x₀</text:span></text:p>
          </draw:text-box>
        </draw:frame>
        <draw:frame draw:style-name="gr6" draw:text-style-name="P7" draw:layer="layout" svg:width="1.357cm" svg:height="1.237cm" svg:x="1.5cm" svg:y="18.5cm">
          <draw:text-box>
            <text:p text:style-name="P2"><text:span text:style-name="T9">z₀</text:span></text:p>
          </draw:text-box>
        </draw:frame>
        <draw:frame draw:style-name="gr6" draw:text-style-name="P7" draw:layer="layout" svg:width="1.582cm" svg:height="1.237cm" svg:x="1.575cm" svg:y="1.927cm">
          <draw:text-box>
            <text:p text:style-name="P2"><text:span text:style-name="T9">O₀</text:span></text:p>
          </draw:text-box>
        </draw:frame>
        <draw:line draw:style-name="gr19" draw:text-style-name="P1" draw:layer="layout" svg:x1="3cm" svg:y1="3cm" svg:x2="14cm" svg:y2="8cm">
          <text:p text:style-name="P2"/>
        </draw:line>
        <draw:line draw:style-name="gr11" draw:text-style-name="P1" draw:layer="layout" svg:x1="3cm" svg:y1="3cm" svg:x2="15cm" svg:y2="19.5cm">
          <text:p text:style-name="P2"/>
        </draw:line>
        <draw:frame draw:style-name="gr6" draw:text-style-name="P8" draw:layer="layout" svg:width="1.357cm" svg:height="1.237cm" svg:x="14.843cm" svg:y="18.263cm">
          <draw:text-box>
            <text:p text:style-name="P2"><text:span text:style-name="T10">z₃</text:span></text:p>
          </draw:text-box>
        </draw:frame>
        <draw:frame draw:style-name="gr6" draw:text-style-name="P10" draw:layer="layout" svg:width="1.069cm" svg:height="1.237cm" svg:x="14.2cm" svg:y="7.163cm">
          <draw:text-box>
            <text:p text:style-name="P2"><text:span text:style-name="T12">F</text:span></text:p>
          </draw:text-box>
        </draw:frame>
        <draw:frame draw:style-name="gr6" draw:text-style-name="P15" draw:layer="layout" svg:width="1.751cm" svg:height="1.072cm" svg:x="13.249cm" svg:y="1.728cm">
          <draw:text-box>
            <text:p text:style-name="P2"><text:span text:style-name="T17">Fx₀</text:span></text:p>
          </draw:text-box>
        </draw:frame>
        <draw:frame draw:style-name="gr6" draw:text-style-name="P16" draw:layer="layout" svg:width="1.704cm" svg:height="1.072cm" svg:x="7.7cm" svg:y="11.4cm">
          <draw:text-box>
            <text:p text:style-name="P2"><text:span text:style-name="T18">Fz₃</text:span></text:p>
          </draw:text-box>
        </draw:frame>
        <draw:frame draw:style-name="gr6" draw:text-style-name="P15" draw:layer="layout" svg:width="1.704cm" svg:height="1.072cm" svg:x="1.2cm" svg:y="7.428cm">
          <draw:text-box>
            <text:p text:style-name="P2"><text:span text:style-name="T17">Fz₀</text:span></text:p>
          </draw:text-box>
        </draw:frame>
        <draw:path draw:style-name="gr8" draw:text-style-name="P1" draw:layer="layout" svg:width="3.5cm" svg:height="2.06cm" svg:x="3cm" svg:y="4.5cm" svg:viewBox="0 0 3501 2061" svg:d="m0 2000c3000 500 3500-2000 3500-2000">
          <text:p text:style-name="P2"/>
        </draw:path>
        <draw:path draw:style-name="gr8" draw:text-style-name="P1" draw:layer="layout" svg:width="2.04cm" svg:height="2cm" svg:x="6.2cm" svg:y="5.4cm" svg:viewBox="0 0 2041 2001" svg:d="m0 2000c2500 0 2000-2000 2000-2000">
          <text:p text:style-name="P2"/>
        </draw:path>
        <draw:path draw:style-name="gr8" draw:text-style-name="P1" draw:layer="layout" svg:width="7.5cm" svg:height="2.551cm" svg:x="3cm" svg:y="13.5cm" svg:viewBox="0 0 7501 2552" svg:d="m0 1000c4500 4000 7500-1000 7500-1000">
          <text:p text:style-name="P2"/>
        </draw:path>
        <draw:frame draw:style-name="gr6" draw:text-style-name="P9" draw:layer="layout" svg:width="1.082cm" svg:height="1.237cm" svg:x="6.5cm" svg:y="16.263cm">
          <draw:text-box>
            <text:p text:style-name="P2"><text:span text:style-name="T11">θ</text:span></text:p>
          </draw:text-box>
        </draw:frame>
        <draw:frame draw:style-name="gr6" draw:text-style-name="P9" draw:layer="layout" svg:width="1.107cm" svg:height="1.237cm" svg:x="8cm" svg:y="6.163cm">
          <draw:text-box>
            <text:p text:style-name="P2"><text:span text:style-name="T11">β</text:span></text:p>
          </draw:text-box>
        </draw:frame>
        <draw:frame draw:style-name="gr6" draw:text-style-name="P9" draw:layer="layout" svg:width="1.082cm" svg:height="1.237cm" svg:x="3.918cm" svg:y="6.4cm">
          <draw:text-box>
            <text:p text:style-name="P2"><text:span text:style-name="T11">α</text:span></text:p>
          </draw:text-box>
        </draw:frame>
        <draw:frame draw:style-name="gr6" draw:text-style-name="P11" draw:layer="layout" svg:width="1.226cm" svg:height="1.072cm" svg:x="8.7cm" svg:y="4.6cm">
          <draw:text-box>
            <text:p text:style-name="P2"><text:span text:style-name="T13">d'</text:span></text:p>
          </draw:text-box>
        </draw:frame>
      </draw:page>
      <draw:page draw:name="page5" draw:style-name="dp1" draw:master-page-name="Default">
        <draw:line draw:style-name="gr17" draw:text-style-name="P1" draw:layer="layout" svg:x1="4cm" svg:y1="17.6cm" svg:x2="11.5cm" svg:y2="12.1cm">
          <text:p text:style-name="P2"/>
        </draw:line>
        <draw:line draw:style-name="gr18" draw:text-style-name="P1" draw:layer="layout" svg:x1="11.5cm" svg:y1="12.1cm" svg:x2="6.08cm" svg:y2="12.133cm">
          <text:p text:style-name="P2"/>
        </draw:line>
        <draw:line draw:style-name="gr18" draw:text-style-name="P1" draw:layer="layout" svg:x1="11.5cm" svg:y1="12.1cm" svg:x2="11.5cm" svg:y2="21.1cm">
          <text:p text:style-name="P2"/>
        </draw:line>
        <draw:line draw:style-name="gr10" draw:text-style-name="P1" draw:layer="layout" svg:x1="6.143cm" svg:y1="21.2cm" svg:x2="6.143cm" svg:y2="4.7cm">
          <text:p text:style-name="P2"/>
        </draw:line>
        <draw:line draw:style-name="gr20" draw:text-style-name="P1" draw:layer="layout" svg:x1="6.143cm" svg:y1="21.075cm" svg:x2="20cm" svg:y2="21.075cm">
          <text:p text:style-name="P2"/>
        </draw:line>
        <draw:frame draw:style-name="gr6" draw:text-style-name="P8" draw:layer="layout" svg:width="1.196cm" svg:height="1.237cm" svg:x="15.243cm" svg:y="21.263cm">
          <draw:text-box>
            <text:p text:style-name="P2"><text:span text:style-name="T10">H</text:span></text:p>
          </draw:text-box>
        </draw:frame>
        <draw:frame draw:style-name="gr6" draw:text-style-name="P7" draw:layer="layout" svg:width="1.416cm" svg:height="1.237cm" svg:x="4.643cm" svg:y="4.5cm">
          <draw:text-box>
            <text:p text:style-name="P2"><text:span text:style-name="T9">y₀</text:span></text:p>
          </draw:text-box>
        </draw:frame>
        <draw:frame draw:style-name="gr6" draw:text-style-name="P7" draw:layer="layout" svg:width="1.582cm" svg:height="1.237cm" svg:x="4.561cm" svg:y="20.763cm">
          <draw:text-box>
            <text:p text:style-name="P2"><text:span text:style-name="T9">O₀</text:span></text:p>
          </draw:text-box>
        </draw:frame>
        <draw:line draw:style-name="gr19" draw:text-style-name="P1" draw:layer="layout" svg:x1="6.143cm" svg:y1="21.2cm" svg:x2="11.5cm" svg:y2="12.1cm">
          <text:p text:style-name="P2"/>
        </draw:line>
        <draw:line draw:style-name="gr11" draw:text-style-name="P1" draw:layer="layout" svg:x1="6.143cm" svg:y1="21.2cm" svg:x2="17.643cm" svg:y2="14cm">
          <text:p text:style-name="P2"/>
        </draw:line>
        <draw:frame draw:style-name="gr6" draw:text-style-name="P8" draw:layer="layout" svg:width="1.357cm" svg:height="1.237cm" svg:x="17.143cm" svg:y="14.063cm">
          <draw:text-box>
            <text:p text:style-name="P2"><text:span text:style-name="T10">z₃</text:span></text:p>
          </draw:text-box>
        </draw:frame>
        <draw:frame draw:style-name="gr6" draw:text-style-name="P16" draw:layer="layout" svg:width="1.755cm" svg:height="1.072cm" svg:x="2.5cm" svg:y="17.9cm">
          <draw:text-box>
            <text:p text:style-name="P2"><text:span text:style-name="T18">Fy₃</text:span></text:p>
          </draw:text-box>
        </draw:frame>
        <draw:frame draw:style-name="gr6" draw:text-style-name="P15" draw:layer="layout" svg:width="1.755cm" svg:height="1.072cm" svg:x="4.245cm" svg:y="11.528cm">
          <draw:text-box>
            <text:p text:style-name="P2"><text:span text:style-name="T17">Fy₀</text:span></text:p>
          </draw:text-box>
        </draw:frame>
        <draw:frame draw:style-name="gr6" draw:text-style-name="P9" draw:layer="layout" svg:width="1.107cm" svg:height="1.237cm" svg:x="8.836cm" svg:y="13.8cm">
          <draw:text-box>
            <text:p text:style-name="P2"><text:span text:style-name="T11">β</text:span></text:p>
          </draw:text-box>
        </draw:frame>
        <draw:frame draw:style-name="gr6" draw:text-style-name="P9" draw:layer="layout" svg:width="1.082cm" svg:height="1.237cm" svg:x="7.143cm" svg:y="15.263cm">
          <draw:text-box>
            <text:p text:style-name="P2"><text:span text:style-name="T11">α</text:span></text:p>
          </draw:text-box>
        </draw:frame>
        <draw:frame draw:style-name="gr6" draw:text-style-name="P11" draw:layer="layout" svg:width="1.01cm" svg:height="1.072cm" svg:x="8.6cm" svg:y="16.828cm">
          <draw:text-box>
            <text:p text:style-name="P2"><text:span text:style-name="T13">d</text:span></text:p>
          </draw:text-box>
        </draw:frame>
        <draw:line draw:style-name="gr21" draw:text-style-name="P1" draw:layer="layout" svg:x1="18.643cm" svg:y1="14.2cm" svg:x2="18.643cm" svg:y2="14.2cm">
          <text:p text:style-name="P2"/>
        </draw:line>
        <draw:frame draw:style-name="gr6" draw:text-style-name="P10" draw:layer="layout" svg:width="1.069cm" svg:height="1.237cm" svg:x="11cm" svg:y="21.2cm">
          <draw:text-box>
            <text:p text:style-name="P2"><text:span text:style-name="T12">F</text:span></text:p>
          </draw:text-box>
        </draw:frame>
        <draw:line draw:style-name="gr11" draw:text-style-name="P1" draw:layer="layout" svg:x1="6.143cm" svg:y1="21.2cm" svg:x2="0.5cm" svg:y2="12.6cm">
          <text:p text:style-name="P2"/>
        </draw:line>
        <draw:frame draw:style-name="gr6" draw:text-style-name="P8" draw:layer="layout" svg:width="1.416cm" svg:height="1.237cm" svg:x="1cm" svg:y="11.863cm">
          <draw:text-box>
            <text:p text:style-name="P2"><text:span text:style-name="T10">y₃</text:span></text:p>
          </draw:text-box>
        </draw:frame>
        <draw:line draw:style-name="gr15" draw:text-style-name="P1" draw:layer="layout" svg:x1="15.643cm" svg:y1="15.5cm" svg:x2="15.8cm" svg:y2="21.2cm">
          <text:p text:style-name="P2"/>
        </draw:line>
        <draw:frame draw:style-name="gr6" draw:text-style-name="P10" draw:layer="layout" svg:width="1.145cm" svg:height="1.237cm" svg:x="11.431cm" svg:y="10.863cm">
          <draw:text-box>
            <text:p text:style-name="P2"><text:span text:style-name="T12">A</text:span></text:p>
          </draw:text-box>
        </draw:frame>
        <draw:frame draw:style-name="gr6" draw:text-style-name="P8" draw:layer="layout" svg:width="1.145cm" svg:height="1.237cm" svg:x="14.643cm" svg:y="14.263cm">
          <draw:text-box>
            <text:p text:style-name="P2"><text:span text:style-name="T10">V</text:span></text:p>
          </draw:text-box>
        </draw:frame>
        <draw:frame draw:style-name="gr6" draw:text-style-name="P9" draw:layer="layout" svg:width="1.162cm" svg:height="1.237cm" svg:x="12.643cm" svg:y="18.263cm">
          <draw:text-box>
            <text:p text:style-name="P2"><text:span text:style-name="T11">φ</text:span></text:p>
          </draw:text-box>
        </draw:frame>
        <draw:path draw:style-name="gr8" draw:text-style-name="P1" draw:layer="layout" svg:width="3cm" svg:height="1.579cm" svg:x="3cm" svg:y="14.521cm" svg:viewBox="0 0 3001 1580" svg:d="m3000 79c-2500-500-3000 1500-3000 1500">
          <text:p text:style-name="P2"/>
        </draw:path>
        <draw:path draw:style-name="gr8" draw:text-style-name="P1" draw:layer="layout" svg:width="0.64cm" svg:height="1.5cm" svg:x="8.86cm" svg:y="12.1cm" svg:viewBox="0 0 641 1501" svg:d="m140 0c-500 1000 500 1500 500 1500">
          <text:p text:style-name="P2"/>
        </draw:path>
        <draw:path draw:style-name="gr8" draw:text-style-name="P1" draw:layer="layout" svg:width="1cm" svg:height="1cm" svg:x="8.6cm" svg:y="14.3cm" svg:viewBox="0 0 1001 1001" svg:d="m0 0c0 1000 1000 1000 1000 1000">
          <text:p text:style-name="P2"/>
        </draw:path>
        <draw:path draw:style-name="gr8" draw:text-style-name="P1" draw:layer="layout" svg:width="1.733cm" svg:height="4cm" svg:x="7.267cm" svg:y="12.1cm" svg:viewBox="0 0 1734 4001" svg:d="m233 0c-1000 3000 1500 4000 1500 4000">
          <text:p text:style-name="P2"/>
        </draw:path>
        <draw:frame draw:style-name="gr6" draw:text-style-name="P9" draw:layer="layout" svg:width="1.162cm" svg:height="1.237cm" svg:x="3.5cm" svg:y="13.363cm">
          <draw:text-box>
            <text:p text:style-name="P2"><text:span text:style-name="T11">φ</text:span></text:p>
          </draw:text-box>
        </draw:frame>
        <draw:frame draw:style-name="gr6" draw:text-style-name="P9" draw:layer="layout" svg:width="1.162cm" svg:height="1.237cm" svg:x="7.838cm" svg:y="12.2cm">
          <draw:text-box>
            <text:p text:style-name="P2"><text:span text:style-name="T11">φ</text:span></text:p>
          </draw:text-box>
        </draw:frame>
        <draw:path draw:style-name="gr8" draw:text-style-name="P1" draw:layer="layout" svg:width="0.443cm" svg:height="3.5cm" svg:x="12.143cm" svg:y="17.5cm" svg:viewBox="0 0 444 3501" svg:d="m0 3500c1000-2000 0-3500 0-3500">
          <text:p text:style-name="P2"/>
        </draw:path>
        <draw:frame draw:style-name="gr6" draw:text-style-name="P17" draw:layer="layout" svg:width="4.558cm" svg:height="1.072cm" svg:x="16.242cm" svg:y="20cm">
          <draw:text-box>
            <text:p text:style-name="P2"><text:span text:style-name="T19">Plan OzOx</text:span></text:p>
          </draw:text-box>
        </draw:frame>
      </draw:page>
      <draw:page draw:name="page6" draw:style-name="dp1" draw:master-page-name="Default">
        <draw:custom-shape draw:style-name="gr22" draw:text-style-name="P19" draw:layer="layout" svg:width="15cm" svg:height="12cm" svg:x="2cm" svg:y="11.5cm">
          <text:p text:style-name="P18"><text:span text:style-name="T20">Zone d'affichag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5cm" svg:y1="9cm" svg:x2="2.5cm" svg:y2="3cm">
          <text:p text:style-name="P2"/>
        </draw:line>
        <draw:line draw:style-name="gr11" draw:text-style-name="P1" draw:layer="layout" svg:x1="2.5cm" svg:y1="9cm" svg:x2="8.5cm" svg:y2="9cm">
          <text:p text:style-name="P2"/>
        </draw:line>
        <draw:line draw:style-name="gr11" draw:text-style-name="P1" draw:layer="layout" svg:x1="2.5cm" svg:y1="9cm" svg:x2="17cm" svg:y2="27cm">
          <text:p text:style-name="P2"/>
        </draw:line>
        <draw:frame draw:style-name="gr6" draw:text-style-name="P8" draw:layer="layout" svg:width="1.357cm" svg:height="1.237cm" svg:x="15.5cm" svg:y="26.763cm">
          <draw:text-box>
            <text:p text:style-name="P2"><text:span text:style-name="T10">z₃</text:span></text:p>
          </draw:text-box>
        </draw:frame>
        <draw:frame draw:style-name="gr6" draw:text-style-name="P8" draw:layer="layout" svg:width="1.408cm" svg:height="1.237cm" svg:x="7.643cm" svg:y="7.6cm">
          <draw:text-box>
            <text:p text:style-name="P2"><text:span text:style-name="T10">x₃</text:span></text:p>
          </draw:text-box>
        </draw:frame>
        <draw:frame draw:style-name="gr6" draw:text-style-name="P8" draw:layer="layout" svg:width="1.416cm" svg:height="1.237cm" svg:x="2.5cm" svg:y="2.1cm">
          <draw:text-box>
            <text:p text:style-name="P2"><text:span text:style-name="T10">y₃</text:span></text:p>
          </draw:text-box>
        </draw:frame>
        <draw:frame draw:style-name="gr6" draw:text-style-name="P8" draw:layer="layout" svg:width="1.582cm" svg:height="1.237cm" svg:x="0.9cm" svg:y="8.263cm">
          <draw:text-box>
            <text:p text:style-name="P2"><text:span text:style-name="T10">O₃</text:span></text:p>
          </draw:text-box>
        </draw:frame>
        <draw:custom-shape draw:style-name="gr12" draw:text-style-name="P1" draw:layer="layout" svg:width="0.3cm" svg:height="0.4cm" svg:x="9.3cm" svg:y="17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1.145cm" svg:height="1.237cm" svg:x="7.855cm" svg:y="17.263cm">
          <draw:text-box>
            <text:p text:style-name="P2"><text:span text:style-name="T11">V</text:span></text:p>
          </draw:text-box>
        </draw:frame>
        <draw:line draw:style-name="gr10" draw:text-style-name="P1" draw:layer="layout" svg:x1="9.456cm" svg:y1="17.635cm" svg:x2="13.044cm" svg:y2="22.065cm">
          <text:p text:style-name="P2"/>
        </draw:line>
        <draw:line draw:style-name="gr10" draw:text-style-name="P1" draw:layer="layout" svg:x1="9.5cm" svg:y1="17.7cm" svg:x2="14.5cm" svg:y2="17.7cm">
          <text:p text:style-name="P2"/>
        </draw:line>
        <draw:line draw:style-name="gr10" draw:text-style-name="P1" draw:layer="layout" svg:x1="9.5cm" svg:y1="17.7cm" svg:x2="9.5cm" svg:y2="13.5cm">
          <text:p text:style-name="P2"/>
        </draw:line>
        <draw:frame draw:style-name="gr6" draw:text-style-name="P7" draw:layer="layout" svg:width="1.357cm" svg:height="1.237cm" svg:x="12.8cm" svg:y="20.5cm">
          <draw:text-box>
            <text:p text:style-name="P2"><text:span text:style-name="T9">z₄</text:span></text:p>
          </draw:text-box>
        </draw:frame>
        <draw:frame draw:style-name="gr6" draw:text-style-name="P7" draw:layer="layout" svg:width="1.408cm" svg:height="1.237cm" svg:x="13.642cm" svg:y="16.5cm">
          <draw:text-box>
            <text:p text:style-name="P2"><text:span text:style-name="T9">x₄</text:span></text:p>
          </draw:text-box>
        </draw:frame>
        <draw:frame draw:style-name="gr6" draw:text-style-name="P7" draw:layer="layout" svg:width="1.416cm" svg:height="1.237cm" svg:x="9.5cm" svg:y="12.763cm">
          <draw:text-box>
            <text:p text:style-name="P2"><text:span text:style-name="T9">y₄</text:span></text:p>
          </draw:text-box>
        </draw:frame>
        <draw:frame draw:style-name="gr6" draw:text-style-name="P7" draw:layer="layout" svg:width="1.582cm" svg:height="1.237cm" svg:x="9.542cm" svg:y="16.363cm">
          <draw:text-box>
            <text:p text:style-name="P2"><text:span text:style-name="T9">O₄</text:span></text:p>
          </draw:text-box>
        </draw:frame>
      </draw:page>
      <draw:page draw:name="page7" draw:style-name="dp1" draw:master-page-name="Default">
        <draw:custom-shape draw:style-name="gr22" draw:text-style-name="P19" draw:layer="layout" svg:width="15cm" svg:height="12cm" svg:x="2cm" svg:y="4.5cm">
          <text:p text:style-name="P18"><text:span text:style-name="T20">Zone d'affich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cm" svg:height="0.4cm" svg:x="9.3cm" svg:y="10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1.145cm" svg:height="1.237cm" svg:x="8.1cm" svg:y="9.363cm">
          <draw:text-box>
            <text:p text:style-name="P2"><text:span text:style-name="T11">V</text:span></text:p>
          </draw:text-box>
        </draw:frame>
        <draw:line draw:style-name="gr10" draw:text-style-name="P1" draw:layer="layout" svg:x1="9.456cm" svg:y1="10.635cm" svg:x2="13.044cm" svg:y2="15.065cm">
          <text:p text:style-name="P2"/>
        </draw:line>
        <draw:line draw:style-name="gr10" draw:text-style-name="P1" draw:layer="layout" svg:x1="9.5cm" svg:y1="10.7cm" svg:x2="14.5cm" svg:y2="10.7cm">
          <text:p text:style-name="P2"/>
        </draw:line>
        <draw:frame draw:style-name="gr6" draw:text-style-name="P7" draw:layer="layout" svg:width="1.357cm" svg:height="1.237cm" svg:x="12.8cm" svg:y="13.5cm">
          <draw:text-box>
            <text:p text:style-name="P2"><text:span text:style-name="T9">z₄</text:span></text:p>
          </draw:text-box>
        </draw:frame>
        <draw:frame draw:style-name="gr6" draw:text-style-name="P7" draw:layer="layout" svg:width="1.408cm" svg:height="1.237cm" svg:x="13.642cm" svg:y="9.5cm">
          <draw:text-box>
            <text:p text:style-name="P2"><text:span text:style-name="T9">x₄</text:span></text:p>
          </draw:text-box>
        </draw:frame>
        <draw:frame draw:style-name="gr6" draw:text-style-name="P7" draw:layer="layout" svg:width="1.416cm" svg:height="1.237cm" svg:x="9.5cm" svg:y="5.763cm">
          <draw:text-box>
            <text:p text:style-name="P2"><text:span text:style-name="T9">y₄</text:span></text:p>
          </draw:text-box>
        </draw:frame>
        <draw:line draw:style-name="gr23" draw:text-style-name="P1" draw:layer="layout" svg:x1="9.5cm" svg:y1="10.5cm" svg:x2="9.5cm" svg:y2="4cm">
          <text:p text:style-name="P2"/>
        </draw:line>
        <draw:frame draw:style-name="gr6" draw:text-style-name="P7" draw:layer="layout" svg:width="1.582cm" svg:height="1.237cm" svg:x="9.542cm" svg:y="9.363cm">
          <draw:text-box>
            <text:p text:style-name="P2"><text:span text:style-name="T9">O₄</text:span></text:p>
          </draw:text-box>
        </draw:frame>
        <draw:line draw:style-name="gr24" draw:text-style-name="P1" draw:layer="layout" svg:x1="2cm" svg:y1="4.5cm" svg:x2="2cm" svg:y2="9cm">
          <text:p text:style-name="P2"/>
        </draw:line>
        <draw:line draw:style-name="gr24" draw:text-style-name="P1" draw:layer="layout" svg:x1="2cm" svg:y1="4.5cm" svg:x2="7cm" svg:y2="4.5cm">
          <text:p text:style-name="P2"/>
        </draw:line>
        <draw:frame draw:style-name="gr6" draw:text-style-name="P20" draw:layer="layout" svg:width="1.611cm" svg:height="1.237cm" svg:x="6.092cm" svg:y="3cm">
          <draw:text-box>
            <text:p text:style-name="P2"><text:span text:style-name="T21">x5</text:span></text:p>
          </draw:text-box>
        </draw:frame>
        <draw:frame draw:style-name="gr6" draw:text-style-name="P20" draw:layer="layout" svg:width="1.62cm" svg:height="1.237cm" svg:x="0.389cm" svg:y="8.263cm">
          <draw:text-box>
            <text:p text:style-name="P2"><text:span text:style-name="T21">y5</text:span></text:p>
          </draw:text-box>
        </draw:frame>
        <draw:frame draw:style-name="gr6" draw:text-style-name="P20" draw:layer="layout" svg:width="1.785cm" svg:height="1.237cm" svg:x="0.7cm" svg:y="3.263cm">
          <draw:text-box>
            <text:p text:style-name="P2"><text:span text:style-name="T21">O5</text:span></text:p>
          </draw:text-box>
        </draw:frame>
        <draw:line draw:style-name="gr25" draw:text-style-name="P1" draw:layer="layout" svg:x1="2cm" svg:y1="17.5cm" svg:x2="17cm" svg:y2="17.5cm">
          <text:p text:style-name="P2"/>
        </draw:line>
        <draw:line draw:style-name="gr25" draw:text-style-name="P1" draw:layer="layout" svg:x1="18cm" svg:y1="4.5cm" svg:x2="18cm" svg:y2="16.5cm">
          <text:p text:style-name="P2"/>
        </draw:line>
        <draw:frame draw:style-name="gr6" draw:text-style-name="P9" draw:layer="layout" svg:width="1.031cm" svg:height="1.237cm" svg:x="8.855cm" svg:y="16.5cm">
          <draw:text-box>
            <text:p text:style-name="P2"><text:span text:style-name="T11">L</text:span></text:p>
          </draw:text-box>
        </draw:frame>
        <draw:frame draw:style-name="gr6" draw:text-style-name="P9" draw:layer="layout" svg:width="1.196cm" svg:height="1.237cm" svg:x="17cm" svg:y="9.763cm">
          <draw:text-box>
            <text:p text:style-name="P2"><text:span text:style-name="T11">H</text:span></text:p>
          </draw:text-box>
        </draw:frame>
        <draw:line draw:style-name="gr10" draw:text-style-name="P1" draw:layer="layout" svg:x1="9.5cm" svg:y1="10.7cm" svg:x2="9.5cm" svg:y2="6.5cm">
          <text:p text:style-name="P2"/>
        </draw:line>
        <draw:frame draw:style-name="gr6" draw:text-style-name="P21" draw:layer="layout" svg:width="1.7cm" svg:height="1.072cm" svg:x="8.9cm" svg:y="3.028cm">
          <draw:text-box>
            <text:p text:style-name="P2"><text:span text:style-name="T22">L/2</text:span></text:p>
          </draw:text-box>
        </draw:frame>
        <draw:line draw:style-name="gr23" draw:text-style-name="P1" draw:layer="layout" svg:x1="9.501cm" svg:y1="10.7cm" svg:x2="0.999cm" svg:y2="10.7cm">
          <text:p text:style-name="P2"/>
        </draw:line>
        <draw:frame draw:style-name="gr6" draw:text-style-name="P21" draw:layer="layout" svg:width="1.844cm" svg:height="1.072cm" svg:x="0.3cm" svg:y="10.7cm">
          <draw:text-box>
            <text:p text:style-name="P2"><text:span text:style-name="T22">H/2</text:span></text:p>
          </draw:text-box>
        </draw:frame>
      </draw:page>
      <draw:page draw:name="page8" draw:style-name="dp1" draw:master-page-name="Default">
        <draw:line draw:style-name="gr10" draw:text-style-name="P1" draw:layer="layout" svg:x1="4cm" svg:y1="17.501cm" svg:x2="4cm" svg:y2="4cm">
          <text:p text:style-name="P2"/>
        </draw:line>
        <draw:line draw:style-name="gr10" draw:text-style-name="P1" draw:layer="layout" svg:x1="4cm" svg:y1="17.5cm" svg:x2="18cm" svg:y2="17.5cm">
          <text:p text:style-name="P2"/>
        </draw:line>
        <draw:line draw:style-name="gr10" draw:text-style-name="P1" draw:layer="layout" svg:x1="4cm" svg:y1="17.501cm" svg:x2="1.5cm" svg:y2="19.5cm">
          <text:p text:style-name="P2"/>
        </draw:line>
        <draw:frame draw:style-name="gr6" draw:text-style-name="P7" draw:layer="layout" svg:width="1.357cm" svg:height="1.237cm" svg:x="1cm" svg:y="17.763cm">
          <draw:text-box>
            <text:p text:style-name="P2"><text:span text:style-name="T9">z₀</text:span></text:p>
          </draw:text-box>
        </draw:frame>
        <draw:frame draw:style-name="gr6" draw:text-style-name="P7" draw:layer="layout" svg:width="1.408cm" svg:height="1.237cm" svg:x="17.092cm" svg:y="17.763cm">
          <draw:text-box>
            <text:p text:style-name="P2"><text:span text:style-name="T9">x₀</text:span></text:p>
          </draw:text-box>
        </draw:frame>
        <draw:frame draw:style-name="gr6" draw:text-style-name="P7" draw:layer="layout" svg:width="1.416cm" svg:height="1.237cm" svg:x="2.5cm" svg:y="4cm">
          <draw:text-box>
            <text:p text:style-name="P2"><text:span text:style-name="T9">y₀</text:span></text:p>
          </draw:text-box>
        </draw:frame>
        <draw:frame draw:style-name="gr6" draw:text-style-name="P7" draw:layer="layout" svg:width="1.582cm" svg:height="1.237cm" svg:x="2.3cm" svg:y="16.463cm">
          <draw:text-box>
            <text:p text:style-name="P2"><text:span text:style-name="T9">O₀</text:span></text:p>
          </draw:text-box>
        </draw:frame>
        <draw:custom-shape draw:style-name="gr26" draw:text-style-name="P1" draw:layer="layout" svg:width="6.5cm" svg:height="6.5cm" svg:x="8.5cm" svg:y="8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4" draw:text-style-name="P1" draw:layer="layout" svg:x1="8.5cm" svg:y1="14.501cm" svg:x2="8.5cm" svg:y2="7.5cm">
          <text:p text:style-name="P2"/>
        </draw:line>
        <draw:line draw:style-name="gr24" draw:text-style-name="P1" draw:layer="layout" svg:x1="8.5cm" svg:y1="14.501cm" svg:x2="15.5cm" svg:y2="14.5cm">
          <text:p text:style-name="P2"/>
        </draw:line>
        <draw:line draw:style-name="gr24" draw:text-style-name="P1" draw:layer="layout" svg:x1="8.5cm" svg:y1="14.501cm" svg:x2="6cm" svg:y2="16.5cm">
          <text:p text:style-name="P2"/>
        </draw:line>
        <draw:frame draw:style-name="gr6" draw:text-style-name="P20" draw:layer="layout" svg:width="1.357cm" svg:height="1.237cm" svg:x="5.5cm" svg:y="14.763cm">
          <draw:text-box>
            <text:p text:style-name="P2"><text:span text:style-name="T21">z₁</text:span></text:p>
          </draw:text-box>
        </draw:frame>
        <draw:frame draw:style-name="gr6" draw:text-style-name="P20" draw:layer="layout" svg:width="1.408cm" svg:height="1.237cm" svg:x="14.5cm" svg:y="14.763cm">
          <draw:text-box>
            <text:p text:style-name="P2"><text:span text:style-name="T21">x₁</text:span></text:p>
          </draw:text-box>
        </draw:frame>
        <draw:frame draw:style-name="gr6" draw:text-style-name="P20" draw:layer="layout" svg:width="1.416cm" svg:height="1.237cm" svg:x="7cm" svg:y="7cm">
          <draw:text-box>
            <text:p text:style-name="P2"><text:span text:style-name="T21">y₁</text:span></text:p>
          </draw:text-box>
        </draw:frame>
        <draw:frame draw:style-name="gr6" draw:text-style-name="P20" draw:layer="layout" svg:width="1.582cm" svg:height="1.237cm" svg:x="6.943cm" svg:y="13.364cm">
          <draw:text-box>
            <text:p text:style-name="P2"><text:span text:style-name="T21">O₁</text:span></text:p>
          </draw:text-box>
        </draw:frame>
        <draw:line draw:style-name="gr27" draw:text-style-name="P22" draw:layer="layout" svg:x1="11.557cm" svg:y1="11.464cm" svg:x2="11.557cm" svg:y2="8.863cm">
          <text:p text:style-name="P2"/>
        </draw:line>
        <draw:line draw:style-name="gr27" draw:text-style-name="P22" draw:layer="layout" svg:x1="11.556cm" svg:y1="11.414cm" svg:x2="14.057cm" svg:y2="11.363cm">
          <text:p text:style-name="P2"/>
        </draw:line>
        <draw:line draw:style-name="gr27" draw:text-style-name="P22" draw:layer="layout" svg:x1="11.557cm" svg:y1="11.464cm" svg:x2="10.057cm" svg:y2="12.863cm">
          <text:p text:style-name="P2"/>
        </draw:line>
        <draw:frame draw:style-name="gr28" draw:text-style-name="P13" draw:layer="layout" svg:width="1.357cm" svg:height="1.237cm" svg:x="10.557cm" svg:y="12.263cm">
          <draw:text-box>
            <text:p text:style-name="P2"><text:span text:style-name="T15">z₂</text:span></text:p>
          </draw:text-box>
        </draw:frame>
        <draw:frame draw:style-name="gr28" draw:text-style-name="P13" draw:layer="layout" svg:width="1.408cm" svg:height="1.237cm" svg:x="13.149cm" svg:y="11.363cm">
          <draw:text-box>
            <text:p text:style-name="P2"><text:span text:style-name="T15">x₂</text:span></text:p>
          </draw:text-box>
        </draw:frame>
        <draw:frame draw:style-name="gr28" draw:text-style-name="P13" draw:layer="layout" svg:width="1.416cm" svg:height="1.237cm" svg:x="11.64cm" svg:y="8.363cm">
          <draw:text-box>
            <text:p text:style-name="P2"><text:span text:style-name="T15">y₂</text:span></text:p>
          </draw:text-box>
        </draw:frame>
        <draw:frame draw:style-name="gr28" draw:text-style-name="P13" draw:layer="layout" svg:width="1.582cm" svg:height="1.237cm" svg:x="10cm" svg:y="10.327cm">
          <draw:text-box>
            <text:p text:style-name="P2"><text:span text:style-name="T15">O₂</text:span></text:p>
          </draw:text-box>
        </draw:frame>
        <draw:custom-shape draw:style-name="gr12" draw:text-style-name="P1" draw:layer="layout" svg:width="0.3cm" svg:height="0.399cm" svg:x="14.8cm" svg:y="7.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1.145cm" svg:height="1.237cm" svg:x="14.9cm" svg:y="6.8cm">
          <draw:text-box>
            <text:p text:style-name="P2"><text:span text:style-name="T11">A</text:span></text:p>
          </draw:text-box>
        </draw:frame>
      </draw:page>
      <draw:page draw:name="page9" draw:style-name="dp1" draw:master-page-name="Default">
        <draw:line draw:style-name="gr10" draw:text-style-name="P1" draw:layer="layout" svg:x1="8.5cm" svg:y1="13cm" svg:x2="8.5cm" svg:y2="6cm">
          <text:p text:style-name="P2"/>
        </draw:line>
        <draw:line draw:style-name="gr10" draw:text-style-name="P1" draw:layer="layout" svg:x1="8.5cm" svg:y1="13cm" svg:x2="15.5cm" svg:y2="13cm">
          <text:p text:style-name="P2"/>
        </draw:line>
        <draw:line draw:style-name="gr10" draw:text-style-name="P1" draw:layer="layout" svg:x1="8.5cm" svg:y1="13cm" svg:x2="4.5cm" svg:y2="17cm">
          <text:p text:style-name="P2"/>
        </draw:line>
        <draw:line draw:style-name="gr11" draw:text-style-name="P1" draw:layer="layout" svg:x1="8.5cm" svg:y1="13cm" svg:x2="18cm" svg:y2="5.5cm">
          <text:p text:style-name="P2"/>
        </draw:line>
        <draw:line draw:style-name="gr11" draw:text-style-name="P1" draw:layer="layout" svg:x1="8.5cm" svg:y1="13cm" svg:x2="3.5cm" svg:y2="4.5cm">
          <text:p text:style-name="P2"/>
        </draw:line>
        <draw:line draw:style-name="gr11" draw:text-style-name="P1" draw:layer="layout" svg:x1="8.5cm" svg:y1="13cm" svg:x2="14.5cm" svg:y2="17.5cm">
          <text:p text:style-name="P2"/>
        </draw:line>
        <draw:frame draw:style-name="gr6" draw:text-style-name="P7" draw:layer="layout" svg:width="1.357cm" svg:height="1.237cm" svg:x="4.592cm" svg:y="16.5cm">
          <draw:text-box>
            <text:p text:style-name="P2"><text:span text:style-name="T9">z₀</text:span></text:p>
          </draw:text-box>
        </draw:frame>
        <draw:frame draw:style-name="gr6" draw:text-style-name="P7" draw:layer="layout" svg:width="1.408cm" svg:height="1.237cm" svg:x="15cm" svg:y="13cm">
          <draw:text-box>
            <text:p text:style-name="P2"><text:span text:style-name="T9">x₀</text:span></text:p>
          </draw:text-box>
        </draw:frame>
        <draw:frame draw:style-name="gr6" draw:text-style-name="P7" draw:layer="layout" svg:width="1.416cm" svg:height="1.237cm" svg:x="8.592cm" svg:y="5.5cm">
          <draw:text-box>
            <text:p text:style-name="P2"><text:span text:style-name="T9">y₀</text:span></text:p>
          </draw:text-box>
        </draw:frame>
        <draw:frame draw:style-name="gr6" draw:text-style-name="P8" draw:layer="layout" svg:width="1.357cm" svg:height="1.237cm" svg:x="13cm" svg:y="17.263cm">
          <draw:text-box>
            <text:p text:style-name="P2"><text:span text:style-name="T10">z₃</text:span></text:p>
          </draw:text-box>
        </draw:frame>
        <draw:frame draw:style-name="gr6" draw:text-style-name="P8" draw:layer="layout" svg:width="1.408cm" svg:height="1.237cm" svg:x="17cm" svg:y="4.5cm">
          <draw:text-box>
            <text:p text:style-name="P2"><text:span text:style-name="T10">x₃</text:span></text:p>
          </draw:text-box>
        </draw:frame>
        <draw:frame draw:style-name="gr6" draw:text-style-name="P8" draw:layer="layout" svg:width="1.416cm" svg:height="1.237cm" svg:x="2.292cm" svg:y="4.4cm">
          <draw:text-box>
            <text:p text:style-name="P2"><text:span text:style-name="T10">y₃</text:span></text:p>
          </draw:text-box>
        </draw:frame>
        <draw:custom-shape draw:style-name="gr12" draw:text-style-name="P1" draw:layer="layout" svg:width="0.3cm" svg:height="0.3cm" svg:x="12cm" svg:y="15.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1.145cm" svg:height="1.237cm" svg:x="12.143cm" svg:y="14.763cm">
          <draw:text-box>
            <text:p text:style-name="P2"><text:span text:style-name="T11">V</text:span></text:p>
          </draw:text-box>
        </draw:frame>
        <draw:frame draw:style-name="gr6" draw:text-style-name="P7" draw:layer="layout" svg:width="1.582cm" svg:height="1.237cm" svg:x="7.943cm" svg:y="13.263cm">
          <draw:text-box>
            <text:p text:style-name="P2"><text:span text:style-name="T9">O₀</text:span></text:p>
          </draw:text-box>
        </draw:frame>
        <draw:frame draw:style-name="gr6" draw:text-style-name="P8" draw:layer="layout" svg:width="1.582cm" svg:height="1.237cm" svg:x="6.7cm" svg:y="12.2cm">
          <draw:text-box>
            <text:p text:style-name="P2"><text:span text:style-name="T10">O₃</text:span></text:p>
          </draw:text-box>
        </draw:frame>
        <draw:path draw:style-name="gr5" draw:text-style-name="P1" draw:layer="layout" svg:width="1.5cm" svg:height="0.625cm" svg:x="7cm" svg:y="9.875cm" svg:viewBox="0 0 1501 626" svg:d="m0 625c500-1000 1500-500 1500-500">
          <text:p text:style-name="P2"/>
        </draw:path>
        <draw:path draw:style-name="gr5" draw:text-style-name="P1" draw:layer="layout" svg:width="0.5cm" svg:height="1.5cm" svg:x="10.5cm" svg:y="11.5cm" svg:viewBox="0 0 501 1501" svg:d="m0 0c500 500 500 1500 500 1500">
          <text:p text:style-name="P2"/>
        </draw:path>
        <draw:path draw:style-name="gr29" draw:text-style-name="P1" draw:layer="layout" svg:width="3.5cm" svg:height="0.665cm" svg:x="7cm" svg:y="14.5cm" svg:viewBox="0 0 3501 666" svg:d="m0 0c2187 1500 3500 0 3500 0">
          <text:p text:style-name="P2"/>
        </draw:path>
        <draw:frame draw:style-name="gr6" draw:text-style-name="P9" draw:layer="layout" svg:width="1.082cm" svg:height="1.237cm" svg:x="7.955cm" svg:y="15.263cm">
          <draw:text-box>
            <text:p text:style-name="P2"><text:span text:style-name="T11">θ</text:span></text:p>
          </draw:text-box>
        </draw:frame>
        <draw:frame draw:style-name="gr6" draw:text-style-name="P9" draw:layer="layout" svg:width="1.175cm" svg:height="1.237cm" svg:x="10.825cm" svg:y="11.263cm">
          <draw:text-box>
            <text:p text:style-name="P2"><text:span text:style-name="T11">ψ</text:span></text:p>
          </draw:text-box>
        </draw:frame>
        <draw:frame draw:style-name="gr6" draw:text-style-name="P9" draw:layer="layout" svg:width="1.162cm" svg:height="1.237cm" svg:x="7cm" svg:y="8.5cm">
          <draw:text-box>
            <text:p text:style-name="P2"><text:span text:style-name="T11">φ</text:span></text:p>
          </draw:text-box>
        </draw:frame>
      </draw:page>
      <draw:page draw:name="page10" draw:style-name="dp1" draw:master-page-name="Default">
        <draw:custom-shape draw:style-name="gr30" draw:text-style-name="P23" draw:layer="layout" svg:width="17.5cm" svg:height="10.5cm" svg:x="1.5cm" svg:y="3cm">
          <text:p text:style-name="P18"><text:span text:style-name="T23">SCREEN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13.5cm" svg:height="8.5cm" svg:x="3cm" svg:y="3.5cm">
          <text:p text:style-name="P18"><text:span text:style-name="T24">WINDOW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6cm" svg:height="7.5cm" svg:x="4cm" svg:y="4cm">
          <text:p text:style-name="P18"><text:span text:style-name="T25">AreaView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4cm" svg:y1="4cm" svg:x2="10cm" svg:y2="11.5cm">
          <text:p text:style-name="P2"/>
        </draw:line>
        <draw:line draw:style-name="gr33" draw:text-style-name="P1" draw:layer="layout" svg:x1="4cm" svg:y1="11.5cm" svg:x2="10cm" svg:y2="4cm">
          <text:p text:style-name="P2"/>
        </draw:line>
        <draw:custom-shape draw:style-name="gr34" draw:text-style-name="P1" draw:layer="layout" svg:width="0.5cm" svg:height="0.5cm" svg:x="6.8cm" svg:y="7.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26" draw:layer="layout" svg:width="1.145cm" svg:height="1.237cm" svg:x="7.355cm" svg:y="7.263cm">
          <draw:text-box>
            <text:p text:style-name="P2"><text:span text:style-name="T26">V</text:span></text:p>
          </draw:text-box>
        </draw:frame>
      </draw:page>
      <draw:page draw:name="page11" draw:style-name="dp1" draw:master-page-name="Default">
        <draw:custom-shape draw:style-name="gr35" draw:text-style-name="P27" draw:id="id2" draw:layer="layout" svg:width="6cm" svg:height="2cm" svg:x="7.5cm" svg:y="18cm">
          <text:p text:style-name="P18"><text:span text:style-name="T27">Object_3D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id="id5" draw:layer="layout" svg:width="6cm" svg:height="2cm" svg:x="7.5cm" svg:y="22.5cm">
          <text:p text:style-name="P18"><text:span text:style-name="T27">Polygon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id="id6" draw:layer="layout" svg:width="6cm" svg:height="2cm" svg:x="7.5cm" svg:y="27cm">
          <text:p text:style-name="P18"><text:span text:style-name="T27">Point_3D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id="id4" draw:layer="layout" svg:width="6cm" svg:height="2cm" svg:x="7.5cm" svg:y="13.5cm">
          <text:p text:style-name="P18"><text:span text:style-name="T27">Scene_3D</text:span></text:p>
          <draw:enhanced-geometry svg:viewBox="0 0 21600 21600" draw:type="rectangle" draw:enhanced-path="M 0 0 L 21600 0 21600 21600 0 21600 0 0 Z N"/>
        </draw:custom-shape>
        <draw:custom-shape draw:style-name="gr36" draw:text-style-name="P28" draw:id="id1" draw:layer="layout" svg:width="4.5cm" svg:height="3cm" svg:x="1cm" svg:y="17.5cm">
          <text:p text:style-name="P18"><text:span text:style-name="T27">File</text:span></text:p>
          <text:p text:style-name="P18"><text:span text:style-name="T27">OFF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7" draw:text-style-name="P29" draw:layer="layout" svg:x1="5.5cm" svg:y1="18.999cm" svg:x2="7.5cm" svg:y2="19cm" draw:start-shape="id1" draw:start-glue-point="10" draw:end-shape="id2" draw:end-glue-point="3">
          <text:p text:style-name="P2"/>
        </draw:connector>
        <draw:custom-shape draw:style-name="gr36" draw:text-style-name="P28" draw:id="id3" draw:layer="layout" svg:width="4.5cm" svg:height="3cm" svg:x="1cm" svg:y="13cm">
          <text:p text:style-name="P18"><text:span text:style-name="T27">File</text:span></text:p>
          <text:p text:style-name="P18"><text:span text:style-name="T27">SFF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7" draw:text-style-name="P29" draw:layer="layout" svg:x1="5.5cm" svg:y1="14.499cm" svg:x2="7.5cm" svg:y2="14.5cm" draw:start-shape="id3" draw:start-glue-point="10" draw:end-shape="id4" draw:end-glue-point="3">
          <text:p text:style-name="P2"/>
        </draw:connector>
        <draw:connector draw:style-name="gr38" draw:text-style-name="P1" draw:layer="layout" svg:x1="10.5cm" svg:y1="15.5cm" svg:x2="10.5cm" svg:y2="18cm" draw:start-shape="id4" draw:start-glue-point="2" draw:end-shape="id2" draw:end-glue-point="0">
          <text:p text:style-name="P2"/>
        </draw:connector>
        <draw:line draw:style-name="gr38" draw:text-style-name="P1" draw:layer="layout" svg:x1="10.5cm" svg:y1="16.5cm" svg:x2="11.5cm" svg:y2="18cm">
          <text:p text:style-name="P2"/>
        </draw:line>
        <draw:line draw:style-name="gr38" draw:text-style-name="P1" draw:layer="layout" svg:x1="10.5cm" svg:y1="16.5cm" svg:x2="9.5cm" svg:y2="18cm">
          <text:p text:style-name="P2"/>
        </draw:line>
        <draw:connector draw:style-name="gr38" draw:text-style-name="P1" draw:layer="layout" svg:x1="10.5cm" svg:y1="20cm" svg:x2="10.5cm" svg:y2="22.5cm" draw:start-shape="id2" draw:start-glue-point="2" draw:end-shape="id5" draw:end-glue-point="0">
          <text:p text:style-name="P2"/>
        </draw:connector>
        <draw:line draw:style-name="gr38" draw:text-style-name="P1" draw:layer="layout" svg:x1="10.5cm" svg:y1="20.847cm" svg:x2="11.5cm" svg:y2="22.347cm">
          <text:p text:style-name="P2"/>
        </draw:line>
        <draw:line draw:style-name="gr38" draw:text-style-name="P1" draw:layer="layout" svg:x1="10.5cm" svg:y1="21cm" svg:x2="9.5cm" svg:y2="22.5cm">
          <text:p text:style-name="P2"/>
        </draw:line>
        <draw:connector draw:style-name="gr38" draw:text-style-name="P1" draw:layer="layout" svg:x1="10.5cm" svg:y1="24.5cm" svg:x2="10.5cm" svg:y2="27cm" draw:start-shape="id5" draw:start-glue-point="2" draw:end-shape="id6" draw:end-glue-point="0">
          <text:p text:style-name="P2"/>
        </draw:connector>
        <draw:line draw:style-name="gr38" draw:text-style-name="P1" draw:layer="layout" svg:x1="10.5cm" svg:y1="25.5cm" svg:x2="11.5cm" svg:y2="27cm">
          <text:p text:style-name="P2"/>
        </draw:line>
        <draw:line draw:style-name="gr38" draw:text-style-name="P1" draw:layer="layout" svg:x1="10.5cm" svg:y1="25.5cm" svg:x2="9.5cm" svg:y2="27cm">
          <text:p text:style-name="P2"/>
        </draw:line>
        <draw:frame draw:style-name="gr6" draw:text-style-name="P30" draw:layer="layout" svg:width="0.985cm" svg:height="1.153cm" svg:x="11.504cm" svg:y="16.8cm">
          <draw:text-box>
            <text:p text:style-name="P2"><text:span text:style-name="T28">n</text:span></text:p>
          </draw:text-box>
        </draw:frame>
        <draw:frame draw:style-name="gr6" draw:text-style-name="P30" draw:layer="layout" svg:width="1.243cm" svg:height="1.153cm" svg:x="11.5cm" svg:y="21.347cm">
          <draw:text-box>
            <text:p text:style-name="P2"><text:span text:style-name="T28">m</text:span></text:p>
          </draw:text-box>
        </draw:frame>
        <draw:frame draw:style-name="gr6" draw:text-style-name="P30" draw:layer="layout" svg:width="0.985cm" svg:height="1.153cm" svg:x="11.357cm" svg:y="25.8cm">
          <draw:text-box>
            <text:p text:style-name="P2"><text:span text:style-name="T28">p</text:span></text:p>
          </draw:text-box>
        </draw:frame>
        <draw:frame draw:style-name="gr6" draw:text-style-name="P30" draw:layer="layout" svg:width="0.985cm" svg:height="1.153cm" svg:x="10.515cm" svg:y="24.5cm">
          <draw:text-box>
            <text:p text:style-name="P2"><text:span text:style-name="T28">1</text:span></text:p>
          </draw:text-box>
        </draw:frame>
        <draw:frame draw:style-name="gr6" draw:text-style-name="P30" draw:layer="layout" svg:width="0.985cm" svg:height="1.153cm" svg:x="10.515cm" svg:y="20cm">
          <draw:text-box>
            <text:p text:style-name="P2"><text:span text:style-name="T28">1</text:span></text:p>
          </draw:text-box>
        </draw:frame>
        <draw:frame draw:style-name="gr6" draw:text-style-name="P30" draw:layer="layout" svg:width="0.985cm" svg:height="1.153cm" svg:x="10.5cm" svg:y="15.5cm">
          <draw:text-box>
            <text:p text:style-name="P2"><text:span text:style-name="T28">1</text:span></text:p>
          </draw:text-box>
        </draw:frame>
        <draw:custom-shape draw:style-name="gr39" draw:text-style-name="P27" draw:id="id7" draw:layer="layout" svg:width="6cm" svg:height="2cm" svg:x="7.5cm" svg:y="9.5cm">
          <text:p text:style-name="P18"><text:span text:style-name="T27">3dview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0.5cm" svg:y1="11.5cm" svg:x2="10.5cm" svg:y2="13.5cm" draw:start-shape="id7" draw:start-glue-point="2" draw:end-shape="id4" draw:end-glue-point="0">
          <text:p text:style-name="P2"/>
        </draw:connector>
        <draw:frame draw:style-name="gr6" draw:text-style-name="P30" draw:layer="layout" svg:width="0.985cm" svg:height="1.153cm" svg:x="10.515cm" svg:y="12.5cm">
          <draw:text-box>
            <text:p text:style-name="P2"><text:span text:style-name="T28">1</text:span></text:p>
          </draw:text-box>
        </draw:frame>
        <draw:custom-shape draw:style-name="gr35" draw:text-style-name="P27" draw:id="id8" draw:layer="layout" svg:width="6cm" svg:height="2cm" svg:x="7.5cm" svg:y="5.5cm">
          <text:p text:style-name="P18"><text:span text:style-name="T27">Window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id="id9" draw:layer="layout" svg:width="6cm" svg:height="2cm" svg:x="7.5cm" svg:y="1.5cm">
          <text:p text:style-name="P18"><text:span text:style-name="T27">AreaView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0.5cm" svg:y1="9.5cm" svg:x2="10.5cm" svg:y2="7.5cm" draw:start-shape="id7" draw:start-glue-point="0" draw:end-shape="id8" draw:end-glue-point="2">
          <text:p text:style-name="P2"/>
        </draw:connector>
        <draw:connector draw:style-name="gr38" draw:text-style-name="P1" draw:layer="layout" svg:x1="10.5cm" svg:y1="5.5cm" svg:x2="10.5cm" svg:y2="3.5cm" draw:start-shape="id8" draw:start-glue-point="0" draw:end-shape="id9" draw:end-glue-point="2">
          <text:p text:style-name="P2"/>
        </draw:connector>
        <draw:frame draw:style-name="gr6" draw:text-style-name="P30" draw:layer="layout" svg:width="0.985cm" svg:height="1.153cm" svg:x="10.6cm" svg:y="7.5cm">
          <draw:text-box>
            <text:p text:style-name="P2"><text:span text:style-name="T28">1</text:span></text:p>
          </draw:text-box>
        </draw:frame>
        <draw:frame draw:style-name="gr6" draw:text-style-name="P30" draw:layer="layout" svg:width="0.985cm" svg:height="1.153cm" svg:x="10.515cm" svg:y="3.347cm">
          <draw:text-box>
            <text:p text:style-name="P2"><text:span text:style-name="T28">1</text:span></text:p>
          </draw:text-box>
        </draw:frame>
        <draw:connector draw:style-name="gr40" draw:text-style-name="P1" draw:layer="layout" draw:line-skew="1.5cm" svg:x1="13.5cm" svg:y1="2.5cm" svg:x2="13.5cm" svg:y2="14.5cm" draw:start-shape="id9" draw:start-glue-point="1" draw:end-shape="id4" draw:end-glue-point="1">
          <text:p text:style-name="P2"/>
        </draw:connector>
      </draw:page>
      <draw:page draw:name="page12" draw:style-name="dp1" draw:master-page-name="Default">
        <draw:custom-shape draw:style-name="gr41" draw:text-style-name="P1" draw:layer="layout" svg:width="17.5cm" svg:height="9cm" svg:x="1.5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6.5cm" svg:height="2cm" svg:x="2.5cm" svg:y="8cm">
          <text:p text:style-name="P18"><text:span text:style-name="T29">Fichi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31" draw:layer="layout" svg:width="6.5cm" svg:height="2cm" svg:x="2.5cm" svg:y="5.5cm">
          <text:p text:style-name="P18"><text:span text:style-name="T29">Programme Main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6.5cm" svg:height="2cm" svg:x="2.5cm" svg:y="3cm">
          <text:p text:style-name="P18"><text:span text:style-name="T29">Classe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5cm" svg:y1="4cm" svg:x2="13.5cm" svg:y2="4cm">
          <text:p text:style-name="P2"/>
        </draw:line>
        <draw:frame draw:style-name="gr6" draw:layer="layout" svg:width="5.07cm" svg:height="1.725cm" svg:x="13.43cm" svg:y="3.275cm">
          <draw:text-box>
            <text:p text:style-name="P2">Relation</text:p>
            <text:p text:style-name="P2">d'instanciation</text:p>
          </draw:text-box>
        </draw:frame>
        <draw:line draw:style-name="gr46" draw:text-style-name="P1" draw:layer="layout" svg:x1="11.5cm" svg:y1="6.5cm" svg:x2="13.5cm" svg:y2="6.5cm">
          <text:p text:style-name="P2"/>
        </draw:line>
        <draw:frame draw:style-name="gr6" draw:layer="layout" svg:width="3.669cm" svg:height="1.725cm" svg:x="13.43cm" svg:y="5.775cm">
          <draw:text-box>
            <text:p text:style-name="P2">Référence</text:p>
            <text:p text:style-name="P2">vers ...</text:p>
          </draw:text-box>
        </draw:frame>
        <draw:line draw:style-name="gr47" draw:text-style-name="P1" draw:layer="layout" svg:x1="11.5cm" svg:y1="9cm" svg:x2="13.5cm" svg:y2="9cm">
          <text:p text:style-name="P2"/>
        </draw:line>
        <draw:frame draw:style-name="gr6" draw:layer="layout" svg:width="4.659cm" svg:height="0.988cm" svg:x="13.5cm" svg:y="8.275cm">
          <draw:text-box>
            <text:p text:style-name="P2">Ouvert par ...</text:p>
          </draw:text-box>
        </draw:frame>
      </draw:page>
      <draw:page draw:name="page13" draw:style-name="dp1" draw:master-page-name="Default">
        <draw:custom-shape draw:style-name="gr48" draw:text-style-name="P1" draw:layer="layout" svg:width="20cm" svg:height="12cm" svg:x="0.5cm" svg:y="6cm">
          <text:p text:style-name="P2"/>
          <draw:enhanced-geometry svg:viewBox="0 0 21600 21600" draw:type="rectangle" draw:enhanced-path="M 0 0 L 21600 0 21600 21600 0 21600 0 0 Z N"/>
        </draw:custom-shape>
        <draw:custom-shape draw:style-name="gr49" draw:text-style-name="P1" draw:id="id13" draw:layer="layout" svg:width="20cm" svg:height="1cm" svg:x="0.5cm" svg:y="5cm">
          <text:p text:style-name="P2"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4cm" svg:height="9.5cm" svg:x="1cm" svg:y="6.5cm">
          <text:p text:style-name="P2"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5cm" svg:height="5cm" svg:x="5.5cm" svg:y="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" draw:id="id11" draw:layer="layout" svg:width="4.5cm" svg:height="9.5cm" svg:x="15.5cm" svg:y="6.5cm">
          <text:p text:style-name="P2"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cm" svg:height="1cm" svg:x="5cm" svg:y="16.5cm">
          <text:p text:style-name="P18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1" draw:id="id12" draw:layer="layout" svg:width="1cm" svg:height="1cm" svg:x="7cm" svg:y="2.5cm">
          <text:p text:style-name="P18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1" draw:id="id10" draw:layer="layout" svg:width="1cm" svg:height="1cm" svg:x="17cm" svg:y="19cm">
          <text:p text:style-name="P18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1" draw:layer="layout" svg:width="1cm" svg:height="1cm" svg:x="11cm" svg:y="14cm">
          <text:p text:style-name="P18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1" draw:layer="layout" svg:width="1cm" svg:height="1cm" svg:x="6.5cm" svg:y="11.5cm">
          <text:p text:style-name="P18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4" draw:text-style-name="P1" draw:layer="layout" draw:type="line" svg:x1="17.499cm" svg:y1="19cm" svg:x2="17.75cm" svg:y2="16cm" draw:start-shape="id10" draw:start-glue-point="4" draw:end-shape="id11" draw:end-glue-point="2">
          <text:p text:style-name="P2"/>
        </draw:connector>
        <draw:connector draw:style-name="gr54" draw:text-style-name="P1" draw:layer="layout" draw:type="line" svg:x1="7.853cm" svg:y1="3.353cm" svg:x2="10.5cm" svg:y2="5cm" draw:start-shape="id12" draw:start-glue-point="9" draw:end-shape="id13" draw:end-glue-point="0">
          <text:p text:style-name="P2"/>
        </draw:connector>
      </draw:page>
      <draw:page draw:name="page14" draw:style-name="dp1" draw:master-page-name="Default">
        <draw:custom-shape draw:style-name="gr48" draw:text-style-name="P1" draw:layer="layout" svg:width="20cm" svg:height="11cm" svg:x="0.5cm" svg:y="6cm">
          <text:p text:style-name="P2"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0cm" svg:height="1cm" svg:x="0.5cm" svg:y="5cm">
          <text:p text:style-name="P2"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3cm" svg:height="8.5cm" svg:x="1.5cm" svg:y="7cm">
          <text:p text:style-name="P2"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4cm" svg:height="8.5cm" svg:x="15.5cm" svg:y="7cm">
          <text:p text:style-name="P2"/>
          <draw:enhanced-geometry svg:viewBox="0 0 21600 21600" draw:type="rectangle" draw:enhanced-path="M 0 0 L 21600 0 21600 21600 0 21600 0 0 Z N"/>
        </draw:custom-shape>
        <draw:custom-shape draw:style-name="gr55" draw:text-style-name="P18" draw:id="id14" draw:layer="layout" svg:width="1cm" svg:height="1cm" svg:x="4cm" svg:y="18.5cm">
          <text:p text:style-name="P18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6" draw:text-style-name="P1" draw:id="id15" draw:layer="layout" svg:width="14cm" svg:height="9.5cm" svg:x="1cm" svg:y="6.5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5cm" svg:height="9.5cm" svg:x="15cm" svg:y="6.5cm">
          <text:p text:style-name="P2"/>
          <draw:enhanced-geometry svg:viewBox="0 0 21600 21600" draw:type="rectangle" draw:enhanced-path="M 0 0 L 21600 0 21600 21600 0 21600 0 0 Z N"/>
        </draw:custom-shape>
        <draw:connector draw:style-name="gr54" draw:text-style-name="P1" draw:layer="layout" draw:type="line" svg:x1="4.853cm" svg:y1="18.645cm" svg:x2="8cm" svg:y2="16cm" draw:start-shape="id14" draw:start-glue-point="11" draw:end-shape="id15" draw:end-glue-point="2">
          <text:p text:style-name="P2"/>
        </draw:connector>
      </draw:page>
      <draw:page draw:name="page15" draw:style-name="dp1" draw:master-page-name="Default">
        <draw:custom-shape draw:style-name="gr41" draw:text-style-name="P1" draw:layer="layout" svg:width="11cm" svg:height="4cm" svg:x="1.5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9cm" svg:height="2cm" svg:x="2.5cm" svg:y="3cm">
          <text:p text:style-name="P18"><text:span text:style-name="T29">Boite vertical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49" draw:text-style-name="P1" draw:id="id31" draw:layer="layout" svg:width="15.5cm" svg:height="21cm" svg:x="2.5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58" draw:text-style-name="P24" draw:id="id25" draw:layer="layout" svg:width="11cm" svg:height="2.5cm" svg:x="4.5cm" svg:y="5cm">
          <text:p text:style-name="P24">CHARGER</text:p>
          <draw:enhanced-geometry svg:viewBox="0 0 21600 21600" draw:type="rectangle" draw:enhanced-path="M 0 0 L 21600 0 21600 21600 0 21600 0 0 Z N"/>
        </draw:custom-shape>
        <draw:custom-shape draw:style-name="gr58" draw:text-style-name="P24" draw:id="id19" draw:layer="layout" svg:width="11cm" svg:height="2.5cm" svg:x="4.5cm" svg:y="18cm">
          <text:p text:style-name="P24">CHANGER LA VUE</text:p>
          <draw:enhanced-geometry svg:viewBox="0 0 21600 21600" draw:type="rectangle" draw:enhanced-path="M 0 0 L 21600 0 21600 21600 0 21600 0 0 Z N"/>
        </draw:custom-shape>
        <draw:custom-shape draw:style-name="gr58" draw:text-style-name="P24" draw:id="id17" draw:layer="layout" svg:width="11cm" svg:height="2.5cm" svg:x="4.5cm" svg:y="21.5cm">
          <text:p text:style-name="P24">RAZ</text:p>
          <draw:enhanced-geometry svg:viewBox="0 0 21600 21600" draw:type="rectangle" draw:enhanced-path="M 0 0 L 21600 0 21600 21600 0 21600 0 0 Z N"/>
        </draw:custom-shape>
        <draw:custom-shape draw:style-name="gr59" draw:text-style-name="P24" draw:id="id29" draw:layer="layout" svg:width="4.5cm" svg:height="1.5cm" svg:x="4cm" svg:y="9.5cm">
          <text:p text:style-name="P24">r :</text:p>
          <draw:enhanced-geometry svg:viewBox="0 0 21600 21600" draw:type="rectangle" draw:enhanced-path="M 0 0 L 21600 0 21600 21600 0 21600 0 0 Z N"/>
        </draw:custom-shape>
        <draw:custom-shape draw:style-name="gr59" draw:text-style-name="P24" draw:id="id27" draw:layer="layout" svg:width="4.5cm" svg:height="1.5cm" svg:x="4cm" svg:y="12cm">
          <text:p text:style-name="P24"><text:span text:style-name="T30">θ</text:span> :</text:p>
          <draw:enhanced-geometry svg:viewBox="0 0 21600 21600" draw:type="rectangle" draw:enhanced-path="M 0 0 L 21600 0 21600 21600 0 21600 0 0 Z N"/>
        </draw:custom-shape>
        <draw:custom-shape draw:style-name="gr59" draw:text-style-name="P24" draw:id="id28" draw:layer="layout" svg:width="4.5cm" svg:height="1.5cm" svg:x="4cm" svg:y="14.5cm">
          <text:p text:style-name="P24"><text:span text:style-name="T31">φ</text:span> :</text:p>
          <draw:enhanced-geometry svg:viewBox="0 0 21600 21600" draw:type="rectangle" draw:enhanced-path="M 0 0 L 21600 0 21600 21600 0 21600 0 0 Z N"/>
        </draw:custom-shape>
        <draw:custom-shape draw:style-name="gr39" draw:text-style-name="P32" draw:id="id22" draw:layer="layout" svg:width="6.5cm" svg:height="1.5cm" svg:x="10cm" svg:y="9.5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39" draw:text-style-name="P32" draw:id="id21" draw:layer="layout" svg:width="6.5cm" svg:height="1.5cm" svg:x="10cm" svg:y="1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39" draw:text-style-name="P32" draw:id="id23" draw:layer="layout" svg:width="6.5cm" svg:height="1.5cm" svg:x="10cm" svg:y="14.5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3" draw:text-style-name="P25" draw:id="id30" draw:layer="layout" svg:width="1.5cm" svg:height="1.5cm" svg:x="7.5cm" svg:y="1.5cm">
          <text:p text:style-name="P25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layer="layout" svg:width="1.5cm" svg:height="1.5cm" svg:x="19cm" svg:y="5.5cm">
          <text:p text:style-name="P25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id="id24" draw:layer="layout" svg:width="1.5cm" svg:height="1.5cm" svg:x="19cm" svg:y="5.5cm">
          <text:p text:style-name="P25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id="id20" draw:layer="layout" svg:width="1.5cm" svg:height="1.5cm" svg:x="19cm" svg:y="12cm">
          <text:p text:style-name="P25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id="id26" draw:layer="layout" svg:width="1.5cm" svg:height="1.5cm" svg:x="0.3cm" svg:y="12cm">
          <text:p text:style-name="P25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id="id18" draw:layer="layout" svg:width="1.5cm" svg:height="1.5cm" svg:x="19cm" svg:y="18.5cm">
          <text:p text:style-name="P25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3" draw:text-style-name="P25" draw:id="id16" draw:layer="layout" svg:width="1.5cm" svg:height="1.5cm" svg:x="19cm" svg:y="22cm">
          <text:p text:style-name="P25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4" draw:text-style-name="P1" draw:layer="layout" draw:type="line" svg:x1="19cm" svg:y1="22.749cm" svg:x2="15.5cm" svg:y2="22.75cm" draw:start-shape="id16" draw:start-glue-point="6" draw:end-shape="id17" draw:end-glue-point="1">
          <text:p text:style-name="P2"/>
        </draw:connector>
        <draw:connector draw:style-name="gr54" draw:text-style-name="P1" draw:layer="layout" draw:type="line" svg:x1="19cm" svg:y1="19.249cm" svg:x2="15.5cm" svg:y2="19.25cm" draw:start-shape="id18" draw:start-glue-point="6" draw:end-shape="id19" draw:end-glue-point="1">
          <text:p text:style-name="P2"/>
        </draw:connector>
        <draw:connector draw:style-name="gr54" draw:text-style-name="P1" draw:layer="layout" draw:type="line" svg:x1="19cm" svg:y1="12.749cm" svg:x2="16.5cm" svg:y2="12.75cm" draw:start-shape="id20" draw:start-glue-point="6" draw:end-shape="id21" draw:end-glue-point="1">
          <text:p text:style-name="P2"/>
        </draw:connector>
        <draw:connector draw:style-name="gr54" draw:text-style-name="P1" draw:layer="layout" draw:type="line" svg:x1="19.218cm" svg:y1="12.218cm" svg:x2="16.5cm" svg:y2="10.25cm" draw:start-shape="id20" draw:start-glue-point="5" draw:end-shape="id22">
          <text:p text:style-name="P2"/>
        </draw:connector>
        <draw:connector draw:style-name="gr54" draw:text-style-name="P1" draw:layer="layout" draw:type="line" svg:x1="19.218cm" svg:y1="13.28cm" svg:x2="16.5cm" svg:y2="15.25cm" draw:start-shape="id20" draw:start-glue-point="7" draw:end-shape="id23">
          <text:p text:style-name="P2"/>
        </draw:connector>
        <draw:connector draw:style-name="gr54" draw:text-style-name="P1" draw:layer="layout" draw:type="line" svg:x1="19cm" svg:y1="6.249cm" svg:x2="15.5cm" svg:y2="6.25cm" draw:start-shape="id24" draw:start-glue-point="6" draw:end-shape="id25">
          <text:p text:style-name="P2"/>
        </draw:connector>
        <draw:connector draw:style-name="gr54" draw:text-style-name="P1" draw:layer="layout" draw:type="line" svg:x1="1.8cm" svg:y1="12.749cm" svg:x2="4cm" svg:y2="12.75cm" draw:start-shape="id26" draw:start-glue-point="10" draw:end-shape="id27">
          <text:p text:style-name="P2"/>
        </draw:connector>
        <draw:connector draw:style-name="gr54" draw:text-style-name="P1" draw:layer="layout" draw:type="line" svg:x1="1.58cm" svg:y1="13.28cm" svg:x2="4cm" svg:y2="15.25cm" draw:start-shape="id26" draw:start-glue-point="9" draw:end-shape="id28">
          <text:p text:style-name="P2"/>
        </draw:connector>
        <draw:connector draw:style-name="gr54" draw:text-style-name="P1" draw:layer="layout" draw:type="line" svg:x1="1.58cm" svg:y1="12.218cm" svg:x2="4cm" svg:y2="10.25cm" draw:start-shape="id26" draw:start-glue-point="11" draw:end-shape="id29" draw:end-glue-point="3">
          <text:p text:style-name="P2"/>
        </draw:connector>
        <draw:connector draw:style-name="gr54" draw:text-style-name="P1" draw:layer="layout" draw:type="line" svg:x1="8.78cm" svg:y1="2.78cm" svg:x2="10.25cm" svg:y2="4cm" draw:start-shape="id30" draw:start-glue-point="9" draw:end-shape="id31">
          <text:p text:style-name="P2"/>
        </draw:connector>
      </draw:page>
      <draw:page draw:name="page17" draw:style-name="dp1" draw:master-page-name="Default">
        <draw:custom-shape draw:style-name="gr49" draw:text-style-name="P1" draw:layer="layout" svg:width="18cm" svg:height="25.5cm" svg:x="2.5cm" svg:y="3.5cm">
          <text:p text:style-name="P2"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11cm" svg:height="2.5cm" svg:x="6cm" svg:y="5.5cm">
          <text:p text:style-name="P24">CHARGER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11cm" svg:height="2.5cm" svg:x="6cm" svg:y="20.5cm">
          <text:p text:style-name="P24">CHANGER LA VUE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11cm" svg:height="2.5cm" svg:x="6cm" svg:y="25cm">
          <text:p text:style-name="P24">RAZ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4.5cm" svg:height="1.5cm" svg:x="5cm" svg:y="10cm">
          <text:p text:style-name="P24">r :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4.5cm" svg:height="1.5cm" svg:x="5cm" svg:y="13.5cm">
          <text:p text:style-name="P24"><text:span text:style-name="T30">θ</text:span> :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4.5cm" svg:height="1.5cm" svg:x="5cm" svg:y="17cm">
          <text:p text:style-name="P24"><text:span text:style-name="T31">φ</text:span> :</text:p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6.5cm" svg:height="1.5cm" svg:x="11.5cm" svg:y="10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6.5cm" svg:height="1.5cm" svg:x="11.5cm" svg:y="13.5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6.5cm" svg:height="1.5cm" svg:x="11.5cm" svg:y="17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4.5cm" svg:x="3cm" svg:y="4.5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3.5cm" svg:x="3cm" svg:y="9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4.5cm" svg:x="3cm" svg:y="24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4.5cm" svg:x="3cm" svg:y="19.5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6.5cm" svg:height="2.5cm" svg:x="4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8.5cm" svg:height="2.5cm" svg:x="10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3.5cm" svg:x="3cm" svg:y="12.5cm"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7cm" svg:height="3.5cm" svg:x="3cm" svg:y="16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6.5cm" svg:height="2.5cm" svg:x="4cm" svg:y="13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8.5cm" svg:height="2.5cm" svg:x="10.5cm" svg:y="13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6.5cm" svg:height="2.5cm" svg:x="4cm" svg:y="16.5cm">
          <text:p text:style-name="P2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8.5cm" svg:height="2.5cm" svg:x="10.5cm" svg:y="16.5cm">
          <text:p text:style-name="P2"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41" draw:text-style-name="P1" draw:layer="layout" svg:width="11cm" svg:height="7cm" svg:x="1.5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9cm" svg:height="2cm" svg:x="2.5cm" svg:y="3cm">
          <text:p text:style-name="P18"><text:span text:style-name="T29">Boite vertical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9cm" svg:height="2cm" svg:x="2.5cm" svg:y="6cm">
          <text:p text:style-name="P18"><text:span text:style-name="T29">Boite horizonta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7T15:39:40</meta:creation-date>
    <dc:date>2008-05-14T13:49:43</dc:date>
    <dc:language>fr-FR</dc:language>
    <meta:editing-cycles>58</meta:editing-cycles>
    <meta:editing-duration>PT13H33M3S</meta:editing-duration>
    <meta:user-defined meta:name="Info 1"/>
    <meta:user-defined meta:name="Info 2"/>
    <meta:user-defined meta:name="Info 3"/>
    <meta:user-defined meta:name="Info 4"/>
    <meta:document-statistic meta:object-count="331"/>
  </office:meta>
</office:document-meta>
</file>